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7.502cm" fo:margin-left="8.5cm" fo:margin-right="0cm" table:align="margins"/>
    </style:style>
    <style:style style:name="Táblázat1.A" style:family="table-column">
      <style:table-column-properties style:column-width="1.071cm" style:rel-column-width="9355*"/>
    </style:style>
    <style:style style:name="Táblázat1.C" style:family="table-column">
      <style:table-column-properties style:column-width="1.072cm" style:rel-column-width="9370*"/>
    </style:style>
    <style:style style:name="Táblázat1.G" style:family="table-column">
      <style:table-column-properties style:column-width="1.072cm" style:rel-column-width="9375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G1" style:family="table-cell">
      <style:table-cell-properties fo:padding="0.097cm" fo:border="0.002cm solid #000000"/>
    </style:style>
    <style:style style:name="Táblázat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.A3" style:family="table-cell">
      <style:table-cell-properties fo:padding="0.097cm" fo:border-left="0.002cm solid #000000" fo:border-right="none" fo:border-top="none" fo:border-bottom="0.002cm solid #000000"/>
    </style:style>
    <style:style style:name="Táblázat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3" style:family="table">
      <style:table-properties style:width="7.502cm" fo:margin-left="8.5cm" fo:margin-right="0cm" table:align="margins"/>
    </style:style>
    <style:style style:name="Táblázat13.A" style:family="table-column">
      <style:table-column-properties style:column-width="1.071cm" style:rel-column-width="9355*"/>
    </style:style>
    <style:style style:name="Táblázat13.C" style:family="table-column">
      <style:table-column-properties style:column-width="1.072cm" style:rel-column-width="9370*"/>
    </style:style>
    <style:style style:name="Táblázat13.G" style:family="table-column">
      <style:table-column-properties style:column-width="1.072cm" style:rel-column-width="9375*"/>
    </style:style>
    <style:style style:name="Táblázat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3.G1" style:family="table-cell">
      <style:table-cell-properties fo:padding="0.097cm" fo:border="0.002cm solid #000000"/>
    </style:style>
    <style:style style:name="Táblázat1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3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3.A3" style:family="table-cell">
      <style:table-cell-properties fo:padding="0.097cm" fo:border-left="0.002cm solid #000000" fo:border-right="none" fo:border-top="none" fo:border-bottom="0.002cm solid #000000"/>
    </style:style>
    <style:style style:name="Táblázat13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4" style:family="table">
      <style:table-properties style:width="7.502cm" fo:margin-left="8.5cm" fo:margin-right="0cm" table:align="margins"/>
    </style:style>
    <style:style style:name="Táblázat14.A" style:family="table-column">
      <style:table-column-properties style:column-width="1.071cm" style:rel-column-width="9355*"/>
    </style:style>
    <style:style style:name="Táblázat14.C" style:family="table-column">
      <style:table-column-properties style:column-width="1.072cm" style:rel-column-width="9370*"/>
    </style:style>
    <style:style style:name="Táblázat14.G" style:family="table-column">
      <style:table-column-properties style:column-width="1.072cm" style:rel-column-width="9375*"/>
    </style:style>
    <style:style style:name="Táblázat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4.G1" style:family="table-cell">
      <style:table-cell-properties fo:padding="0.097cm" fo:border="0.002cm solid #000000"/>
    </style:style>
    <style:style style:name="Táblázat14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4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4.A3" style:family="table-cell">
      <style:table-cell-properties fo:padding="0.097cm" fo:border-left="0.002cm solid #000000" fo:border-right="none" fo:border-top="none" fo:border-bottom="0.002cm solid #000000"/>
    </style:style>
    <style:style style:name="Táblázat14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7.003cm" fo:margin-left="8.999cm" fo:margin-right="0cm" table:align="margins"/>
    </style:style>
    <style:style style:name="Táblázat2.A" style:family="table-column">
      <style:table-column-properties style:column-width="1cm" style:rel-column-width="9359*"/>
    </style:style>
    <style:style style:name="Táblázat2.G" style:family="table-column">
      <style:table-column-properties style:column-width="1.002cm" style:rel-column-width="9381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G1" style:family="table-cell">
      <style:table-cell-properties fo:padding="0.097cm" fo:border="0.002cm solid #000000"/>
    </style:style>
    <style:style style:name="Táblázat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2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2.A3" style:family="table-cell">
      <style:table-cell-properties fo:padding="0.097cm" fo:border-left="0.002cm solid #000000" fo:border-right="none" fo:border-top="none" fo:border-bottom="0.002cm solid #000000"/>
    </style:style>
    <style:style style:name="Táblázat2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6" style:family="table">
      <style:table-properties style:width="7.502cm" fo:margin-left="8.5cm" fo:margin-right="0cm" table:align="margins"/>
    </style:style>
    <style:style style:name="Táblázat16.A" style:family="table-column">
      <style:table-column-properties style:column-width="1.071cm" style:rel-column-width="9355*"/>
    </style:style>
    <style:style style:name="Táblázat16.C" style:family="table-column">
      <style:table-column-properties style:column-width="1.072cm" style:rel-column-width="9370*"/>
    </style:style>
    <style:style style:name="Táblázat16.G" style:family="table-column">
      <style:table-column-properties style:column-width="1.072cm" style:rel-column-width="9375*"/>
    </style:style>
    <style:style style:name="Táblázat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6.G1" style:family="table-cell">
      <style:table-cell-properties fo:padding="0.097cm" fo:border="0.002cm solid #000000"/>
    </style:style>
    <style:style style:name="Táblázat16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6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6.A3" style:family="table-cell">
      <style:table-cell-properties fo:padding="0.097cm" fo:border-left="0.002cm solid #000000" fo:border-right="none" fo:border-top="none" fo:border-bottom="0.002cm solid #000000"/>
    </style:style>
    <style:style style:name="Táblázat16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7.502cm" fo:margin-left="8.5cm" fo:margin-right="0cm" table:align="margins"/>
    </style:style>
    <style:style style:name="Táblázat3.A" style:family="table-column">
      <style:table-column-properties style:column-width="1.064cm" style:rel-column-width="9293*"/>
    </style:style>
    <style:style style:name="Táblázat3.B" style:family="table-column">
      <style:table-column-properties style:column-width="1.009cm" style:rel-column-width="8816*"/>
    </style:style>
    <style:style style:name="Táblázat3.C" style:family="table-column">
      <style:table-column-properties style:column-width="1.092cm" style:rel-column-width="9540*"/>
    </style:style>
    <style:style style:name="Táblázat3.D" style:family="table-column">
      <style:table-column-properties style:column-width="0.984cm" style:rel-column-width="8600*"/>
    </style:style>
    <style:style style:name="Táblázat3.F" style:family="table-column">
      <style:table-column-properties style:column-width="1.169cm" style:rel-column-width="10218*"/>
    </style:style>
    <style:style style:name="Táblázat3.G" style:family="table-column">
      <style:table-column-properties style:column-width="1.118cm" style:rel-column-width="9775*"/>
    </style:style>
    <style:style style:name="Táblázat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3.G1" style:family="table-cell">
      <style:table-cell-properties fo:padding="0.097cm" fo:border="0.002cm solid #000000"/>
    </style:style>
    <style:style style:name="Táblázat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3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3.A3" style:family="table-cell">
      <style:table-cell-properties fo:padding="0.097cm" fo:border-left="0.002cm solid #000000" fo:border-right="none" fo:border-top="none" fo:border-bottom="0.002cm solid #000000"/>
    </style:style>
    <style:style style:name="Táblázat3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8" style:family="table">
      <style:table-properties style:width="7.502cm" fo:margin-left="8.5cm" fo:margin-right="0cm" table:align="margins"/>
    </style:style>
    <style:style style:name="Táblázat18.A" style:family="table-column">
      <style:table-column-properties style:column-width="1.071cm" style:rel-column-width="9355*"/>
    </style:style>
    <style:style style:name="Táblázat18.C" style:family="table-column">
      <style:table-column-properties style:column-width="1.072cm" style:rel-column-width="9370*"/>
    </style:style>
    <style:style style:name="Táblázat18.G" style:family="table-column">
      <style:table-column-properties style:column-width="1.072cm" style:rel-column-width="9375*"/>
    </style:style>
    <style:style style:name="Táblázat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8.G1" style:family="table-cell">
      <style:table-cell-properties fo:padding="0.097cm" fo:border="0.002cm solid #000000"/>
    </style:style>
    <style:style style:name="Táblázat18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8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8.A3" style:family="table-cell">
      <style:table-cell-properties fo:padding="0.097cm" fo:border-left="0.002cm solid #000000" fo:border-right="none" fo:border-top="none" fo:border-bottom="0.002cm solid #000000"/>
    </style:style>
    <style:style style:name="Táblázat18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" style:family="table">
      <style:table-properties style:width="7.502cm" fo:margin-left="8.5cm" fo:margin-right="0cm" table:align="margins"/>
    </style:style>
    <style:style style:name="Táblázat4.A" style:family="table-column">
      <style:table-column-properties style:column-width="1.064cm" style:rel-column-width="9293*"/>
    </style:style>
    <style:style style:name="Táblázat4.B" style:family="table-column">
      <style:table-column-properties style:column-width="1.009cm" style:rel-column-width="8816*"/>
    </style:style>
    <style:style style:name="Táblázat4.C" style:family="table-column">
      <style:table-column-properties style:column-width="1.092cm" style:rel-column-width="9540*"/>
    </style:style>
    <style:style style:name="Táblázat4.D" style:family="table-column">
      <style:table-column-properties style:column-width="0.984cm" style:rel-column-width="8600*"/>
    </style:style>
    <style:style style:name="Táblázat4.F" style:family="table-column">
      <style:table-column-properties style:column-width="1.169cm" style:rel-column-width="10218*"/>
    </style:style>
    <style:style style:name="Táblázat4.G" style:family="table-column">
      <style:table-column-properties style:column-width="1.118cm" style:rel-column-width="9775*"/>
    </style:style>
    <style:style style:name="Táblázat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4.G1" style:family="table-cell">
      <style:table-cell-properties fo:padding="0.097cm" fo:border="0.002cm solid #000000"/>
    </style:style>
    <style:style style:name="Táblázat4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4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4.A3" style:family="table-cell">
      <style:table-cell-properties fo:padding="0.097cm" fo:border-left="0.002cm solid #000000" fo:border-right="none" fo:border-top="none" fo:border-bottom="0.002cm solid #000000"/>
    </style:style>
    <style:style style:name="Táblázat4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0" style:family="table">
      <style:table-properties style:width="7.502cm" fo:margin-left="8.5cm" fo:margin-right="0cm" table:align="margins"/>
    </style:style>
    <style:style style:name="Táblázat20.A" style:family="table-column">
      <style:table-column-properties style:column-width="1.071cm" style:rel-column-width="9355*"/>
    </style:style>
    <style:style style:name="Táblázat20.C" style:family="table-column">
      <style:table-column-properties style:column-width="1.072cm" style:rel-column-width="9370*"/>
    </style:style>
    <style:style style:name="Táblázat20.G" style:family="table-column">
      <style:table-column-properties style:column-width="1.072cm" style:rel-column-width="9375*"/>
    </style:style>
    <style:style style:name="Táblázat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0.G1" style:family="table-cell">
      <style:table-cell-properties fo:padding="0.097cm" fo:border="0.002cm solid #000000"/>
    </style:style>
    <style:style style:name="Táblázat20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20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20.A3" style:family="table-cell">
      <style:table-cell-properties fo:padding="0.097cm" fo:border-left="0.002cm solid #000000" fo:border-right="none" fo:border-top="none" fo:border-bottom="0.002cm solid #000000"/>
    </style:style>
    <style:style style:name="Táblázat20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7.502cm" fo:margin-left="8.5cm" fo:margin-right="0cm" table:align="margins"/>
    </style:style>
    <style:style style:name="Táblázat5.A" style:family="table-column">
      <style:table-column-properties style:column-width="1.064cm" style:rel-column-width="9293*"/>
    </style:style>
    <style:style style:name="Táblázat5.B" style:family="table-column">
      <style:table-column-properties style:column-width="1.009cm" style:rel-column-width="8816*"/>
    </style:style>
    <style:style style:name="Táblázat5.C" style:family="table-column">
      <style:table-column-properties style:column-width="1.092cm" style:rel-column-width="9540*"/>
    </style:style>
    <style:style style:name="Táblázat5.D" style:family="table-column">
      <style:table-column-properties style:column-width="0.984cm" style:rel-column-width="8600*"/>
    </style:style>
    <style:style style:name="Táblázat5.F" style:family="table-column">
      <style:table-column-properties style:column-width="1.169cm" style:rel-column-width="10218*"/>
    </style:style>
    <style:style style:name="Táblázat5.G" style:family="table-column">
      <style:table-column-properties style:column-width="1.118cm" style:rel-column-width="9775*"/>
    </style:style>
    <style:style style:name="Táblázat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5.G1" style:family="table-cell">
      <style:table-cell-properties fo:padding="0.097cm" fo:border="0.002cm solid #000000"/>
    </style:style>
    <style:style style:name="Táblázat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5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5.A3" style:family="table-cell">
      <style:table-cell-properties fo:padding="0.097cm" fo:border-left="0.002cm solid #000000" fo:border-right="none" fo:border-top="none" fo:border-bottom="0.002cm solid #000000"/>
    </style:style>
    <style:style style:name="Táblázat5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6" style:family="table">
      <style:table-properties style:width="7.502cm" fo:margin-left="8.5cm" fo:margin-right="0cm" table:align="margins"/>
    </style:style>
    <style:style style:name="Táblázat6.A" style:family="table-column">
      <style:table-column-properties style:column-width="1.064cm" style:rel-column-width="9293*"/>
    </style:style>
    <style:style style:name="Táblázat6.B" style:family="table-column">
      <style:table-column-properties style:column-width="1.009cm" style:rel-column-width="8816*"/>
    </style:style>
    <style:style style:name="Táblázat6.C" style:family="table-column">
      <style:table-column-properties style:column-width="1.092cm" style:rel-column-width="9540*"/>
    </style:style>
    <style:style style:name="Táblázat6.D" style:family="table-column">
      <style:table-column-properties style:column-width="0.984cm" style:rel-column-width="8600*"/>
    </style:style>
    <style:style style:name="Táblázat6.F" style:family="table-column">
      <style:table-column-properties style:column-width="1.169cm" style:rel-column-width="10218*"/>
    </style:style>
    <style:style style:name="Táblázat6.G" style:family="table-column">
      <style:table-column-properties style:column-width="1.118cm" style:rel-column-width="9775*"/>
    </style:style>
    <style:style style:name="Táblázat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6.G1" style:family="table-cell">
      <style:table-cell-properties fo:padding="0.097cm" fo:border="0.002cm solid #000000"/>
    </style:style>
    <style:style style:name="Táblázat6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6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6.A3" style:family="table-cell">
      <style:table-cell-properties fo:padding="0.097cm" fo:border-left="0.002cm solid #000000" fo:border-right="none" fo:border-top="none" fo:border-bottom="0.002cm solid #000000"/>
    </style:style>
    <style:style style:name="Táblázat6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8" style:family="table">
      <style:table-properties style:width="7.003cm" fo:margin-left="8.999cm" fo:margin-right="0cm" table:align="margins"/>
    </style:style>
    <style:style style:name="Táblázat8.A" style:family="table-column">
      <style:table-column-properties style:column-width="1cm" style:rel-column-width="9359*"/>
    </style:style>
    <style:style style:name="Táblázat8.G" style:family="table-column">
      <style:table-column-properties style:column-width="1.002cm" style:rel-column-width="9381*"/>
    </style:style>
    <style:style style:name="Táblázat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8.G1" style:family="table-cell">
      <style:table-cell-properties fo:padding="0.097cm" fo:border="0.002cm solid #000000"/>
    </style:style>
    <style:style style:name="Táblázat8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8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8.A3" style:family="table-cell">
      <style:table-cell-properties fo:padding="0.097cm" fo:border-left="0.002cm solid #000000" fo:border-right="none" fo:border-top="none" fo:border-bottom="0.002cm solid #000000"/>
    </style:style>
    <style:style style:name="Táblázat8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9" style:family="table">
      <style:table-properties style:width="7.502cm" fo:margin-left="8.5cm" fo:margin-right="0cm" table:align="margins"/>
    </style:style>
    <style:style style:name="Táblázat9.A" style:family="table-column">
      <style:table-column-properties style:column-width="1.064cm" style:rel-column-width="9293*"/>
    </style:style>
    <style:style style:name="Táblázat9.B" style:family="table-column">
      <style:table-column-properties style:column-width="1.009cm" style:rel-column-width="8816*"/>
    </style:style>
    <style:style style:name="Táblázat9.C" style:family="table-column">
      <style:table-column-properties style:column-width="1.092cm" style:rel-column-width="9540*"/>
    </style:style>
    <style:style style:name="Táblázat9.D" style:family="table-column">
      <style:table-column-properties style:column-width="0.984cm" style:rel-column-width="8600*"/>
    </style:style>
    <style:style style:name="Táblázat9.F" style:family="table-column">
      <style:table-column-properties style:column-width="1.169cm" style:rel-column-width="10218*"/>
    </style:style>
    <style:style style:name="Táblázat9.G" style:family="table-column">
      <style:table-column-properties style:column-width="1.118cm" style:rel-column-width="9775*"/>
    </style:style>
    <style:style style:name="Táblázat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9.G1" style:family="table-cell">
      <style:table-cell-properties fo:padding="0.097cm" fo:border="0.002cm solid #000000"/>
    </style:style>
    <style:style style:name="Táblázat9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9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9.A3" style:family="table-cell">
      <style:table-cell-properties fo:padding="0.097cm" fo:border-left="0.002cm solid #000000" fo:border-right="none" fo:border-top="none" fo:border-bottom="0.002cm solid #000000"/>
    </style:style>
    <style:style style:name="Táblázat9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1" style:family="table">
      <style:table-properties style:width="7.001cm" fo:margin-left="8.999cm" fo:margin-right="0.002cm" table:align="margins"/>
    </style:style>
    <style:style style:name="Táblázat11.A" style:family="table-column">
      <style:table-column-properties style:column-width="1cm" style:rel-column-width="9362*"/>
    </style:style>
    <style:style style:name="Táblázat11.G" style:family="table-column">
      <style:table-column-properties style:column-width="1cm" style:rel-column-width="9363*"/>
    </style:style>
    <style:style style:name="Táblázat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1.G1" style:family="table-cell">
      <style:table-cell-properties fo:padding="0.097cm" fo:border="0.002cm solid #000000"/>
    </style:style>
    <style:style style:name="Táblázat1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1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1.A3" style:family="table-cell">
      <style:table-cell-properties fo:padding="0.097cm" fo:border-left="0.002cm solid #000000" fo:border-right="none" fo:border-top="none" fo:border-bottom="0.002cm solid #000000"/>
    </style:style>
    <style:style style:name="Táblázat1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3" style:family="table">
      <style:table-properties style:width="8.001cm" fo:margin-left="8.999cm" fo:margin-right="0.002cm" table:align="margins"/>
    </style:style>
    <style:style style:name="Táblázat23.A" style:family="table-column">
      <style:table-column-properties style:column-width="1.143cm" style:rel-column-width="9362*"/>
    </style:style>
    <style:style style:name="Táblázat23.G" style:family="table-column">
      <style:table-column-properties style:column-width="1.143cm" style:rel-column-width="9363*"/>
    </style:style>
    <style:style style:name="Táblázat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3.G1" style:family="table-cell">
      <style:table-cell-properties fo:padding="0.097cm" fo:border="0.002cm solid #000000"/>
    </style:style>
    <style:style style:name="Táblázat2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23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23.A3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F3" style:family="table-cell">
      <style:table-cell-properties fo:padding="0.097cm" fo:border-left="0.002cm solid #000000" fo:border-right="none" fo:border-top="none" fo:border-bottom="0.002cm solid #000000"/>
    </style:style>
    <style:style style:name="Táblázat23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3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10.398cm"/>
          <style:tab-stop style:position="15.081cm"/>
        </style:tab-stops>
      </style:paragraph-properties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>
        <style:tab-stops>
          <style:tab-stop style:position="10.398cm"/>
          <style:tab-stop style:position="14.631cm"/>
        </style:tab-stops>
      </style:paragraph-properties>
      <style:text-properties style:font-name="Arial" fo:font-size="20pt" style:font-size-asian="20pt" style:font-size-complex="20pt"/>
    </style:style>
    <style:style style:name="P3" style:family="paragraph" style:parent-style-name="Standard">
      <style:paragraph-properties>
        <style:tab-stops>
          <style:tab-stop style:position="10.398cm"/>
          <style:tab-stop style:position="15.081cm"/>
        </style:tab-stops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0.398cm"/>
          <style:tab-stop style:position="15.081cm"/>
        </style:tab-stops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20pt" style:font-size-asian="20pt" style:font-size-complex="20pt"/>
    </style:style>
    <style:style style:name="P6" style:family="paragraph" style:parent-style-name="Standard">
      <style:paragraph-properties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text-align="start" style:justify-single-word="false"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3pt" style:font-size-asian="13pt" style:font-size-complex="13pt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text-line-through-style="solid" style:font-name="Aria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text-line-through-style="solid" style:font-name="Arial" fo:font-size="11pt" fo:font-style="italic" style:font-size-asian="11pt" style:font-style-asian="italic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text-line-through-style="solid" style:font-name="Arial"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style:font-name="Arial"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break-before="page"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20pt" style:font-size-asian="20pt" style:font-size-complex="20pt"/>
    </style:style>
    <style:style style:name="P26" style:family="paragraph" style:parent-style-name="Standard">
      <style:paragraph-properties fo:break-before="page" fo:background-color="transparent">
        <style:tab-stops>
          <style:tab-stop style:position="10.398cm"/>
          <style:tab-stop style:position="14.711cm"/>
        </style:tab-stops>
        <style:background-image/>
      </style:paragraph-properties>
      <style:text-properties style:font-name="Arial" fo:font-size="20pt" style:font-size-asian="20pt" style:font-size-complex="20pt"/>
    </style:style>
    <style:style style:name="P27" style:family="paragraph" style:parent-style-name="Standard">
      <style:paragraph-properties fo:break-before="page" fo:background-color="transparent">
        <style:tab-stops>
          <style:tab-stop style:position="10.398cm"/>
          <style:tab-stop style:position="14.579cm"/>
        </style:tab-stops>
        <style:background-image/>
      </style:paragraph-properties>
      <style:text-properties style:font-name="Arial" fo:font-size="20pt" style:font-size-asian="20pt" style:font-size-complex="20pt"/>
    </style:style>
    <style:style style:name="P28" style:family="paragraph" style:parent-style-name="Standard">
      <style:paragraph-properties fo:break-before="page">
        <style:tab-stops>
          <style:tab-stop style:position="10.398cm"/>
          <style:tab-stop style:position="14.711cm"/>
        </style:tab-stops>
      </style:paragraph-properties>
      <style:text-properties style:font-name="Arial" fo:font-size="20pt" style:font-size-asian="20pt" style:font-size-complex="20pt"/>
    </style:style>
    <style:style style:name="P29" style:family="paragraph" style:parent-style-name="Standard">
      <style:paragraph-properties fo:break-before="page">
        <style:tab-stops>
          <style:tab-stop style:position="10.398cm"/>
          <style:tab-stop style:position="14.261cm"/>
        </style:tab-stops>
      </style:paragraph-properties>
      <style:text-properties style:font-name="Arial" fo:font-size="20pt" style:font-size-asian="20pt" style:font-size-complex="20pt"/>
    </style:style>
    <style:style style:name="P30" style:family="paragraph" style:parent-style-name="Standard">
      <style:paragraph-properties fo:break-before="page">
        <style:tab-stops>
          <style:tab-stop style:position="10.398cm"/>
          <style:tab-stop style:position="14.631cm"/>
        </style:tab-stops>
      </style:paragraph-properties>
      <style:text-properties style:font-name="Arial" fo:font-size="20pt" style:font-size-asian="20pt" style:font-size-complex="20pt"/>
    </style:style>
    <style:style style:name="P31" style:family="paragraph" style:parent-style-name="Standard">
      <style:paragraph-properties fo:break-before="page">
        <style:tab-stops>
          <style:tab-stop style:position="10.398cm"/>
          <style:tab-stop style:position="14.579cm"/>
        </style:tab-stops>
      </style:paragraph-properties>
      <style:text-properties style:font-name="Arial" fo:font-size="20pt" style:font-size-asian="20pt" style:font-size-complex="20pt"/>
    </style:style>
    <style:style style:name="P32" style:family="paragraph" style:parent-style-name="Standard">
      <style:paragraph-properties fo:break-before="page">
        <style:tab-stops>
          <style:tab-stop style:position="9.79cm"/>
          <style:tab-stop style:position="14.843cm"/>
        </style:tab-stops>
      </style:paragraph-properties>
      <style:text-properties style:font-name="Arial" fo:font-size="20pt" style:font-size-asian="20pt" style:font-size-complex="20pt"/>
    </style:style>
    <style:style style:name="P33" style:family="paragraph" style:parent-style-name="Standard">
      <style:paragraph-properties>
        <style:tab-stops>
          <style:tab-stop style:position="10.398cm"/>
          <style:tab-stop style:position="14.631cm"/>
        </style:tab-stops>
      </style:paragraph-properties>
      <style:text-properties style:font-name="Arial" fo:font-size="16pt" style:font-size-asian="16pt" style:font-size-complex="16pt"/>
    </style:style>
    <style:style style:name="P34" style:family="paragraph" style:parent-style-name="Standard">
      <style:paragraph-properties>
        <style:tab-stops>
          <style:tab-stop style:position="10.398cm"/>
          <style:tab-stop style:position="14.631cm"/>
        </style:tab-stops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break-before="page">
        <style:tab-stops>
          <style:tab-stop style:position="10.398cm"/>
          <style:tab-stop style:position="14.631cm"/>
        </style:tab-stops>
      </style:paragraph-properties>
      <style:text-properties style:font-name="Arial" fo:font-size="20pt" style:font-size-asian="20pt" style:font-size-complex="20pt"/>
    </style:style>
    <style:style style:name="P36" style:family="paragraph" style:parent-style-name="Standard">
      <style:paragraph-properties fo:break-before="page">
        <style:tab-stops>
          <style:tab-stop style:position="10.398cm"/>
          <style:tab-stop style:position="14.526cm"/>
        </style:tab-stops>
      </style:paragraph-properties>
      <style:text-properties style:font-name="Arial" fo:font-size="20pt" style:font-size-asian="20pt" style:font-size-complex="20pt"/>
    </style:style>
    <style:style style:name="P37" style:family="paragraph" style:parent-style-name="Standard">
      <style:paragraph-properties fo:background-color="transparent">
        <style:tab-stops>
          <style:tab-stop style:position="10.398cm"/>
          <style:tab-stop style:position="14.631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background-color="transparent">
        <style:tab-stops>
          <style:tab-stop style:position="10.398cm"/>
          <style:tab-stop style:position="14.579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background-color="transparent">
        <style:tab-stops>
          <style:tab-stop style:position="10.398cm"/>
          <style:tab-stop style:position="14.631cm"/>
        </style:tab-stops>
        <style:background-image/>
      </style:paragraph-properties>
      <style:text-properties style:font-name="Arial"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b2b2b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text-style style:name="N100">
      <number:text-content/>
    </number:text-style>
  </office:automatic-styles>
  <office:body>
    <office:text text:use-soft-page-breaks="true">
      <text:variable-decls>
        <text:variable-decl office:value-type="float" text:name="04csütörtök"/>
        <text:variable-decl office:value-type="float" text:name="01hétfő"/>
        <text:variable-decl office:value-type="float" text:name="02kedd"/>
        <text:variable-decl office:value-type="float" text:name="03szerda"/>
        <text:variable-decl office:value-type="float" text:name="05péntek"/>
        <text:variable-decl office:value-type="float" text:name="06szombat"/>
        <text:variable-decl office:value-type="float" text:name="07vasárnap"/>
        <text:variable-decl office:value-type="string" text:name="3esti"/>
        <text:variable-decl office:value-type="string" text:name="3estii"/>
        <text:variable-decl office:value-type="string" text:name="1reggeli"/>
        <text:variable-decl office:value-type="float" text:name="1déli"/>
        <text:variable-decl office:value-type="string" text:name="2déli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2. május 16., 8:00 <text:tab/><text:span text:style-name="T1">Hétfő</text:span><text:span text:style-name="T2"> <text:s text:c="5"/></text:span><text:span text:style-name="T1">Reggeli</text:span></text:p>
      <text:p text:style-name="P1"/>
      <text:p text:style-name="P3">Reggeli gyógyszer:</text:p>
      <text:p text:style-name="P3">25mg Leponex</text:p>
      <text:p text:style-name="P3"/>
      <text:p text:style-name="P3"><text:tab/>május</text:p>
      <table:table table:name="Táblázat1" table:style-name="Táblázat1">
        <table:table-column table:style-name="Táblázat1.A" table:number-columns-repeated="2"/>
        <table:table-column table:style-name="Táblázat1.C"/>
        <table:table-column table:style-name="Táblázat1.A"/>
        <table:table-column table:style-name="Táblázat1.C"/>
        <table:table-column table:style-name="Táblázat1.A"/>
        <table:table-column table:style-name="Táblázat1.G"/>
        <table:table-row>
          <table:table-cell table:style-name="Táblázat1.A1" office:value-type="string">
            <text:p text:style-name="P16">H</text:p>
          </table:table-cell>
          <table:table-cell table:style-name="Táblázat1.A1" office:value-type="string">
            <text:p text:style-name="P16">K</text:p>
          </table:table-cell>
          <table:table-cell table:style-name="Táblázat1.A1" office:value-type="string">
            <text:p text:style-name="P16">Sze</text:p>
          </table:table-cell>
          <table:table-cell table:style-name="Táblázat1.A1" office:value-type="string">
            <text:p text:style-name="P16">Cs</text:p>
          </table:table-cell>
          <table:table-cell table:style-name="Táblázat1.A1" office:value-type="string">
            <text:p text:style-name="P16">P</text:p>
          </table:table-cell>
          <table:table-cell table:style-name="Táblázat1.A1" office:value-type="string">
            <text:p text:style-name="P16">Szo</text:p>
          </table:table-cell>
          <table:table-cell table:style-name="Táblázat1.G1" office:value-type="string">
            <text:p text:style-name="P16">V</text:p>
          </table:table-cell>
        </table:table-row>
        <table:table-row>
          <table:table-cell table:style-name="Táblázat1.A2" office:value-type="float" office:value="44683">
            <text:p text:style-name="P16">16.</text:p>
          </table:table-cell>
          <table:table-cell table:style-name="Táblázat1.A2" office:value-type="float" office:value="3">
            <text:p text:style-name="P16">17.</text:p>
          </table:table-cell>
          <table:table-cell table:style-name="Táblázat1.A2" office:value-type="float" office:value="4">
            <text:p text:style-name="P16">18.</text:p>
          </table:table-cell>
          <table:table-cell table:style-name="Táblázat1.A2" office:value-type="float" office:value="5">
            <text:p text:style-name="P16">19.</text:p>
          </table:table-cell>
          <table:table-cell table:style-name="Táblázat1.A2" office:value-type="float" office:value="6">
            <text:p text:style-name="P16">20.</text:p>
          </table:table-cell>
          <table:table-cell table:style-name="Táblázat1.A2" office:value-type="float" office:value="7">
            <text:p text:style-name="P16">21.</text:p>
          </table:table-cell>
          <table:table-cell table:style-name="Táblázat1.G2" office:value-type="float" office:value="8">
            <text:p text:style-name="P16">22.</text:p>
          </table:table-cell>
        </table:table-row>
        <table:table-row>
          <table:table-cell table:style-name="Táblázat1.A3" office:value-type="string">
            <text:p text:style-name="P24">Reg</text:p>
          </table:table-cell>
          <table:table-cell table:style-name="Táblázat1.A3" office:value-type="string">
            <text:p text:style-name="P19">Reg</text:p>
          </table:table-cell>
          <table:table-cell table:style-name="Táblázat1.A3" office:value-type="string">
            <text:p text:style-name="P19">Reg</text:p>
          </table:table-cell>
          <table:table-cell table:style-name="Táblázat1.A3" office:value-type="string">
            <text:p text:style-name="P19">Reg</text:p>
          </table:table-cell>
          <table:table-cell table:style-name="Táblázat1.A3" office:value-type="string">
            <text:p text:style-name="P19">Reg</text:p>
          </table:table-cell>
          <table:table-cell table:style-name="Táblázat1.A3" office:value-type="string">
            <text:p text:style-name="P17">Reg</text:p>
          </table:table-cell>
          <table:table-cell table:style-name="Táblázat1.G3" office:value-type="string">
            <text:p text:style-name="P17">Reg</text:p>
          </table:table-cell>
        </table:table-row>
        <table:table-row>
          <table:table-cell table:style-name="Táblázat1.A3" office:value-type="string">
            <text:p text:style-name="P20"/>
          </table:table-cell>
          <table:table-cell table:style-name="Táblázat1.A3" office:value-type="string">
            <text:p text:style-name="P20"/>
          </table:table-cell>
          <table:table-cell table:style-name="Táblázat1.A3" office:value-type="string">
            <text:p text:style-name="P20"/>
          </table:table-cell>
          <table:table-cell table:style-name="Táblázat1.A3" office:value-type="string">
            <text:p text:style-name="P20"/>
          </table:table-cell>
          <table:table-cell table:style-name="Táblázat1.A3" office:value-type="string">
            <text:p text:style-name="P20"/>
          </table:table-cell>
          <table:table-cell table:style-name="Táblázat1.A3" office:value-type="string">
            <text:p text:style-name="P21"/>
          </table:table-cell>
          <table:table-cell table:style-name="Táblázat1.G3" office:value-type="string">
            <text:p text:style-name="P21"/>
          </table:table-cell>
        </table:table-row>
        <table:table-row>
          <table:table-cell table:style-name="Táblázat1.A3" office:value-type="string">
            <text:p text:style-name="P11">Esti</text:p>
          </table:table-cell>
          <table:table-cell table:style-name="Táblázat1.A3" office:value-type="string">
            <text:p text:style-name="P17">Esti</text:p>
          </table:table-cell>
          <table:table-cell table:style-name="Táblázat1.A3" office:value-type="string">
            <text:p text:style-name="P17">Esti</text:p>
          </table:table-cell>
          <table:table-cell table:style-name="Táblázat1.A3" office:value-type="string">
            <text:p text:style-name="P17">Esti</text:p>
          </table:table-cell>
          <table:table-cell table:style-name="Táblázat1.A3" office:value-type="string">
            <text:p text:style-name="P17">Esti</text:p>
          </table:table-cell>
          <table:table-cell table:style-name="Táblázat1.A3" office:value-type="string">
            <text:p text:style-name="P17">Esti</text:p>
          </table:table-cell>
          <table:table-cell table:style-name="Táblázat1.G3" office:value-type="string">
            <text:p text:style-name="P17">Esti</text:p>
          </table:table-cell>
        </table:table-row>
      </table:table>
      <text:p text:style-name="P3"><text:page-number text:select-page="current">1</text:page-number>.o</text:p>
      <text:p text:style-name="P2"><text:soft-page-break/>2022. május <text:span text:style-name="T3">16.</text:span>, 21:00<text:tab/><text:span text:style-name="T1">Hétfő</text:span><text:span text:style-name="T2"><text:tab/></text:span><text:span text:style-name="T1">Esti</text:span></text:p>
      <text:p text:style-name="P1"/>
      <text:p text:style-name="P3">Esti gyógyszer:</text:p>
      <text:p text:style-name="P3"><text:variable-set text:name="3esti" office:value-type="string">2 x 100mg Leponex</text:variable-set></text:p>
      <text:p text:style-name="P4"><text:variable-set text:name="3estii" office:value-type="string">2 x 0,5mg Rivotril</text:variable-set></text:p>
      <text:p text:style-name="P4"><text:tab/>május</text:p>
      <table:table table:name="Táblázat13" table:style-name="Táblázat13">
        <table:table-column table:style-name="Táblázat13.A" table:number-columns-repeated="2"/>
        <table:table-column table:style-name="Táblázat13.C"/>
        <table:table-column table:style-name="Táblázat13.A"/>
        <table:table-column table:style-name="Táblázat13.C"/>
        <table:table-column table:style-name="Táblázat13.A"/>
        <table:table-column table:style-name="Táblázat13.G"/>
        <table:table-row>
          <table:table-cell table:style-name="Táblázat13.A1" office:value-type="string">
            <text:p text:style-name="P16">H</text:p>
          </table:table-cell>
          <table:table-cell table:style-name="Táblázat13.A1" office:value-type="string">
            <text:p text:style-name="P16">K</text:p>
          </table:table-cell>
          <table:table-cell table:style-name="Táblázat13.A1" office:value-type="string">
            <text:p text:style-name="P16">Sze</text:p>
          </table:table-cell>
          <table:table-cell table:style-name="Táblázat13.A1" office:value-type="string">
            <text:p text:style-name="P16">Cs</text:p>
          </table:table-cell>
          <table:table-cell table:style-name="Táblázat13.A1" office:value-type="string">
            <text:p text:style-name="P16">P</text:p>
          </table:table-cell>
          <table:table-cell table:style-name="Táblázat13.A1" office:value-type="string">
            <text:p text:style-name="P16">Szo</text:p>
          </table:table-cell>
          <table:table-cell table:style-name="Táblázat13.G1" office:value-type="string">
            <text:p text:style-name="P16">V</text:p>
          </table:table-cell>
        </table:table-row>
        <table:table-row>
          <table:table-cell table:style-name="Táblázat13.A2" office:value-type="float" office:value="44683">
            <text:p text:style-name="P16">16.</text:p>
          </table:table-cell>
          <table:table-cell table:style-name="Táblázat13.A2" office:value-type="float" office:value="3">
            <text:p text:style-name="P16">17.</text:p>
          </table:table-cell>
          <table:table-cell table:style-name="Táblázat13.A2" office:value-type="float" office:value="4">
            <text:p text:style-name="P16">18.</text:p>
          </table:table-cell>
          <table:table-cell table:style-name="Táblázat13.A2" office:value-type="float" office:value="5">
            <text:p text:style-name="P16">19.</text:p>
          </table:table-cell>
          <table:table-cell table:style-name="Táblázat13.A2" office:value-type="float" office:value="6">
            <text:p text:style-name="P16">20.</text:p>
          </table:table-cell>
          <table:table-cell table:style-name="Táblázat13.A2" office:value-type="float" office:value="7">
            <text:p text:style-name="P16">21.</text:p>
          </table:table-cell>
          <table:table-cell table:style-name="Táblázat13.G2" office:value-type="float" office:value="8">
            <text:p text:style-name="P16">22.</text:p>
          </table:table-cell>
        </table:table-row>
        <table:table-row>
          <table:table-cell table:style-name="Táblázat13.A3" office:value-type="string">
            <text:p text:style-name="P19">Reg</text:p>
          </table:table-cell>
          <table:table-cell table:style-name="Táblázat13.A3" office:value-type="string">
            <text:p text:style-name="P19">Reg</text:p>
          </table:table-cell>
          <table:table-cell table:style-name="Táblázat13.A3" office:value-type="string">
            <text:p text:style-name="P19">Reg</text:p>
          </table:table-cell>
          <table:table-cell table:style-name="Táblázat13.A3" office:value-type="string">
            <text:p text:style-name="P19">Reg</text:p>
          </table:table-cell>
          <table:table-cell table:style-name="Táblázat13.A3" office:value-type="string">
            <text:p text:style-name="P19">Reg</text:p>
          </table:table-cell>
          <table:table-cell table:style-name="Táblázat13.A3" office:value-type="string">
            <text:p text:style-name="P17">Reg</text:p>
          </table:table-cell>
          <table:table-cell table:style-name="Táblázat13.G3" office:value-type="string">
            <text:p text:style-name="P17">Reg</text:p>
          </table:table-cell>
        </table:table-row>
        <table:table-row>
          <table:table-cell table:style-name="Táblázat13.A3" office:value-type="string">
            <text:p text:style-name="P20"/>
          </table:table-cell>
          <table:table-cell table:style-name="Táblázat13.A3" office:value-type="string">
            <text:p text:style-name="P20"/>
          </table:table-cell>
          <table:table-cell table:style-name="Táblázat13.A3" office:value-type="string">
            <text:p text:style-name="P20"/>
          </table:table-cell>
          <table:table-cell table:style-name="Táblázat13.A3" office:value-type="string">
            <text:p text:style-name="P20"/>
          </table:table-cell>
          <table:table-cell table:style-name="Táblázat13.A3" office:value-type="string">
            <text:p text:style-name="P20"/>
          </table:table-cell>
          <table:table-cell table:style-name="Táblázat13.A3" office:value-type="string">
            <text:p text:style-name="P21"/>
          </table:table-cell>
          <table:table-cell table:style-name="Táblázat13.G3" office:value-type="string">
            <text:p text:style-name="P21"/>
          </table:table-cell>
        </table:table-row>
        <table:table-row>
          <table:table-cell table:style-name="Táblázat13.A3" office:value-type="string">
            <text:p text:style-name="P23">Esti</text:p>
          </table:table-cell>
          <table:table-cell table:style-name="Táblázat13.A3" office:value-type="string">
            <text:p text:style-name="P17">Esti</text:p>
          </table:table-cell>
          <table:table-cell table:style-name="Táblázat13.A3" office:value-type="string">
            <text:p text:style-name="P17">Esti</text:p>
          </table:table-cell>
          <table:table-cell table:style-name="Táblázat13.A3" office:value-type="string">
            <text:p text:style-name="P17">Esti</text:p>
          </table:table-cell>
          <table:table-cell table:style-name="Táblázat13.A3" office:value-type="string">
            <text:p text:style-name="P17">Esti</text:p>
          </table:table-cell>
          <table:table-cell table:style-name="Táblázat13.A3" office:value-type="string">
            <text:p text:style-name="P17">Esti</text:p>
          </table:table-cell>
          <table:table-cell table:style-name="Táblázat13.G3" office:value-type="string">
            <text:p text:style-name="P17">Esti</text:p>
          </table:table-cell>
        </table:table-row>
      </table:table>
      <text:p text:style-name="P33"><text:page-number text:select-page="current">2</text:page-number>.o</text:p>
      <text:p text:style-name="P30">2022. május <text:span text:style-name="T3">17.</text:span>, 8:00 <text:tab/><text:span text:style-name="T1">Kedd</text:span><text:span text:style-name="T2"> <text:s text:c="5"/></text:span><text:span text:style-name="T1">Reggeli</text:span></text:p>
      <text:p text:style-name="P1"/>
      <text:p text:style-name="P3">Reggeli gyógyszer:</text:p>
      <text:p text:style-name="P3">25mg Leponex</text:p>
      <text:p text:style-name="P3"/>
      <text:p text:style-name="P3"><text:tab/>május</text:p>
      <table:table table:name="Táblázat14" table:style-name="Táblázat14">
        <table:table-column table:style-name="Táblázat14.A" table:number-columns-repeated="2"/>
        <table:table-column table:style-name="Táblázat14.C"/>
        <table:table-column table:style-name="Táblázat14.A"/>
        <table:table-column table:style-name="Táblázat14.C"/>
        <table:table-column table:style-name="Táblázat14.A"/>
        <table:table-column table:style-name="Táblázat14.G"/>
        <table:table-row>
          <table:table-cell table:style-name="Táblázat14.A1" office:value-type="string">
            <text:p text:style-name="P16">H</text:p>
          </table:table-cell>
          <table:table-cell table:style-name="Táblázat14.A1" office:value-type="string">
            <text:p text:style-name="P16">K</text:p>
          </table:table-cell>
          <table:table-cell table:style-name="Táblázat14.A1" office:value-type="string">
            <text:p text:style-name="P16">Sze</text:p>
          </table:table-cell>
          <table:table-cell table:style-name="Táblázat14.A1" office:value-type="string">
            <text:p text:style-name="P16">Cs</text:p>
          </table:table-cell>
          <table:table-cell table:style-name="Táblázat14.A1" office:value-type="string">
            <text:p text:style-name="P16">P</text:p>
          </table:table-cell>
          <table:table-cell table:style-name="Táblázat14.A1" office:value-type="string">
            <text:p text:style-name="P16">Szo</text:p>
          </table:table-cell>
          <table:table-cell table:style-name="Táblázat14.G1" office:value-type="string">
            <text:p text:style-name="P16">V</text:p>
          </table:table-cell>
        </table:table-row>
        <table:table-row>
          <table:table-cell table:style-name="Táblázat14.A2" office:value-type="float" office:value="44683">
            <text:p text:style-name="P16">16.</text:p>
          </table:table-cell>
          <table:table-cell table:style-name="Táblázat14.A2" office:value-type="float" office:value="3">
            <text:p text:style-name="P16">17.</text:p>
          </table:table-cell>
          <table:table-cell table:style-name="Táblázat14.A2" office:value-type="float" office:value="4">
            <text:p text:style-name="P16">18.</text:p>
          </table:table-cell>
          <table:table-cell table:style-name="Táblázat14.A2" office:value-type="float" office:value="5">
            <text:p text:style-name="P16">19.</text:p>
          </table:table-cell>
          <table:table-cell table:style-name="Táblázat14.A2" office:value-type="float" office:value="6">
            <text:p text:style-name="P16">20.</text:p>
          </table:table-cell>
          <table:table-cell table:style-name="Táblázat14.A2" office:value-type="float" office:value="7">
            <text:p text:style-name="P16">21.</text:p>
          </table:table-cell>
          <table:table-cell table:style-name="Táblázat14.G2" office:value-type="float" office:value="8">
            <text:p text:style-name="P16">22.</text:p>
          </table:table-cell>
        </table:table-row>
        <table:table-row>
          <table:table-cell table:style-name="Táblázat14.A3" office:value-type="string">
            <text:p text:style-name="P19">Reg</text:p>
          </table:table-cell>
          <table:table-cell table:style-name="Táblázat14.A3" office:value-type="string">
            <text:p text:style-name="P24">Reg</text:p>
          </table:table-cell>
          <table:table-cell table:style-name="Táblázat14.A3" office:value-type="string">
            <text:p text:style-name="P19">Reg</text:p>
          </table:table-cell>
          <table:table-cell table:style-name="Táblázat14.A3" office:value-type="string">
            <text:p text:style-name="P19">Reg</text:p>
          </table:table-cell>
          <table:table-cell table:style-name="Táblázat14.A3" office:value-type="string">
            <text:p text:style-name="P19">Reg</text:p>
          </table:table-cell>
          <table:table-cell table:style-name="Táblázat14.A3" office:value-type="string">
            <text:p text:style-name="P17">Reg</text:p>
          </table:table-cell>
          <table:table-cell table:style-name="Táblázat14.G3" office:value-type="string">
            <text:p text:style-name="P17">Reg</text:p>
          </table:table-cell>
        </table:table-row>
        <table:table-row>
          <table:table-cell table:style-name="Táblázat14.A3" office:value-type="string">
            <text:p text:style-name="P20"/>
          </table:table-cell>
          <table:table-cell table:style-name="Táblázat14.A3" office:value-type="string">
            <text:p text:style-name="P20"/>
          </table:table-cell>
          <table:table-cell table:style-name="Táblázat14.A3" office:value-type="string">
            <text:p text:style-name="P20"/>
          </table:table-cell>
          <table:table-cell table:style-name="Táblázat14.A3" office:value-type="string">
            <text:p text:style-name="P20"/>
          </table:table-cell>
          <table:table-cell table:style-name="Táblázat14.A3" office:value-type="string">
            <text:p text:style-name="P20"/>
          </table:table-cell>
          <table:table-cell table:style-name="Táblázat14.A3" office:value-type="string">
            <text:p text:style-name="P21"/>
          </table:table-cell>
          <table:table-cell table:style-name="Táblázat14.G3" office:value-type="string">
            <text:p text:style-name="P21"/>
          </table:table-cell>
        </table:table-row>
        <table:table-row>
          <table:table-cell table:style-name="Táblázat14.A3" office:value-type="string">
            <text:p text:style-name="P17">Esti</text:p>
          </table:table-cell>
          <table:table-cell table:style-name="Táblázat14.A3" office:value-type="string">
            <text:p text:style-name="P17">Esti</text:p>
          </table:table-cell>
          <table:table-cell table:style-name="Táblázat14.A3" office:value-type="string">
            <text:p text:style-name="P17">Esti</text:p>
          </table:table-cell>
          <table:table-cell table:style-name="Táblázat14.A3" office:value-type="string">
            <text:p text:style-name="P17">Esti</text:p>
          </table:table-cell>
          <table:table-cell table:style-name="Táblázat14.A3" office:value-type="string">
            <text:p text:style-name="P17">Esti</text:p>
          </table:table-cell>
          <table:table-cell table:style-name="Táblázat14.A3" office:value-type="string">
            <text:p text:style-name="P17">Esti</text:p>
          </table:table-cell>
          <table:table-cell table:style-name="Táblázat14.G3" office:value-type="string">
            <text:p text:style-name="P17">Esti</text:p>
          </table:table-cell>
        </table:table-row>
      </table:table>
      <text:p text:style-name="P33"><text:page-number text:select-page="current">3</text:page-number>.o</text:p>
      <text:p text:style-name="P36">2022. május 17., 21:00<text:tab/><text:span text:style-name="T1">Kedd</text:span><text:span text:style-name="T2"><text:tab/></text:span><text:span text:style-name="T1">Esti</text:span></text:p>
      <text:p text:style-name="P1"/>
      <text:p text:style-name="P3">Esti gyógyszer:</text:p>
      <text:p text:style-name="P3"><text:variable-set text:name="3esti" office:value-type="string">2 x 100mg Leponex</text:variable-set></text:p>
      <text:p text:style-name="P4"><text:variable-set text:name="3estii" office:value-type="string">2 x 0,5mg Rivotril</text:variable-set><text:tab/><text:tab/>május</text:p>
      <table:table table:name="Táblázat2" table:style-name="Táblázat2">
        <table:table-column table:style-name="Táblázat2.A" table:number-columns-repeated="6"/>
        <table:table-column table:style-name="Táblázat2.G"/>
        <table:table-row>
          <table:table-cell table:style-name="Táblázat2.A1" office:value-type="string">
            <text:p text:style-name="P16">H</text:p>
          </table:table-cell>
          <table:table-cell table:style-name="Táblázat2.A1" office:value-type="string">
            <text:p text:style-name="P16">K</text:p>
          </table:table-cell>
          <table:table-cell table:style-name="Táblázat2.A1" office:value-type="string">
            <text:p text:style-name="P16">Sze</text:p>
          </table:table-cell>
          <table:table-cell table:style-name="Táblázat2.A1" office:value-type="string">
            <text:p text:style-name="P16">Cs</text:p>
          </table:table-cell>
          <table:table-cell table:style-name="Táblázat2.A1" office:value-type="string">
            <text:p text:style-name="P16">P</text:p>
          </table:table-cell>
          <table:table-cell table:style-name="Táblázat2.A1" office:value-type="string">
            <text:p text:style-name="P16">Szo</text:p>
          </table:table-cell>
          <table:table-cell table:style-name="Táblázat2.G1" office:value-type="string">
            <text:p text:style-name="P16">V</text:p>
          </table:table-cell>
        </table:table-row>
        <table:table-row>
          <table:table-cell table:style-name="Táblázat2.A2" office:value-type="float" office:value="44683">
            <text:p text:style-name="P16">16.</text:p>
          </table:table-cell>
          <table:table-cell table:style-name="Táblázat2.A2" office:value-type="float" office:value="3">
            <text:p text:style-name="P16">17.</text:p>
          </table:table-cell>
          <table:table-cell table:style-name="Táblázat2.A2" office:value-type="float" office:value="4">
            <text:p text:style-name="P16">18.</text:p>
          </table:table-cell>
          <table:table-cell table:style-name="Táblázat2.A2" office:value-type="float" office:value="5">
            <text:p text:style-name="P16">19.</text:p>
          </table:table-cell>
          <table:table-cell table:style-name="Táblázat2.A2" office:value-type="float" office:value="6">
            <text:p text:style-name="P16">20.</text:p>
          </table:table-cell>
          <table:table-cell table:style-name="Táblázat2.A2" office:value-type="float" office:value="7">
            <text:p text:style-name="P16">21.</text:p>
          </table:table-cell>
          <table:table-cell table:style-name="Táblázat2.G2" office:value-type="float" office:value="8">
            <text:p text:style-name="P16">22.</text:p>
          </table:table-cell>
        </table:table-row>
        <table:table-row>
          <table:table-cell table:style-name="Táblázat2.A3" office:value-type="string">
            <text:p text:style-name="P19">Reg</text:p>
          </table:table-cell>
          <table:table-cell table:style-name="Táblázat2.A3" office:value-type="string">
            <text:p text:style-name="P19">Reg</text:p>
          </table:table-cell>
          <table:table-cell table:style-name="Táblázat2.A3" office:value-type="string">
            <text:p text:style-name="P19">Reg</text:p>
          </table:table-cell>
          <table:table-cell table:style-name="Táblázat2.A3" office:value-type="string">
            <text:p text:style-name="P19">Reg</text:p>
          </table:table-cell>
          <table:table-cell table:style-name="Táblázat2.A3" office:value-type="string">
            <text:p text:style-name="P19">Reg</text:p>
          </table:table-cell>
          <table:table-cell table:style-name="Táblázat2.A3" office:value-type="string">
            <text:p text:style-name="P17">Reg</text:p>
          </table:table-cell>
          <table:table-cell table:style-name="Táblázat2.G3" office:value-type="string">
            <text:p text:style-name="P17">Reg</text:p>
          </table:table-cell>
        </table:table-row>
        <table:table-row>
          <table:table-cell table:style-name="Táblázat2.A3" office:value-type="string">
            <text:p text:style-name="P20"/>
          </table:table-cell>
          <table:table-cell table:style-name="Táblázat2.A3" office:value-type="string">
            <text:p text:style-name="P20"/>
          </table:table-cell>
          <table:table-cell table:style-name="Táblázat2.A3" office:value-type="string">
            <text:p text:style-name="P20"/>
          </table:table-cell>
          <table:table-cell table:style-name="Táblázat2.A3" office:value-type="string">
            <text:p text:style-name="P20"/>
          </table:table-cell>
          <table:table-cell table:style-name="Táblázat2.A3" office:value-type="string">
            <text:p text:style-name="P20"/>
          </table:table-cell>
          <table:table-cell table:style-name="Táblázat2.A3" office:value-type="string">
            <text:p text:style-name="P21"/>
          </table:table-cell>
          <table:table-cell table:style-name="Táblázat2.G3" office:value-type="string">
            <text:p text:style-name="P21"/>
          </table:table-cell>
        </table:table-row>
        <table:table-row>
          <table:table-cell table:style-name="Táblázat2.A3" office:value-type="string">
            <text:p text:style-name="P18">Esti</text:p>
          </table:table-cell>
          <table:table-cell table:style-name="Táblázat2.A3" office:value-type="string">
            <text:p text:style-name="P22">Esti</text:p>
          </table:table-cell>
          <table:table-cell table:style-name="Táblázat2.A3" office:value-type="string">
            <text:p text:style-name="P17">Esti</text:p>
          </table:table-cell>
          <table:table-cell table:style-name="Táblázat2.A3" office:value-type="string">
            <text:p text:style-name="P17">Esti</text:p>
          </table:table-cell>
          <table:table-cell table:style-name="Táblázat2.A3" office:value-type="string">
            <text:p text:style-name="P17">Esti</text:p>
          </table:table-cell>
          <table:table-cell table:style-name="Táblázat2.A3" office:value-type="string">
            <text:p text:style-name="P17">Esti</text:p>
          </table:table-cell>
          <table:table-cell table:style-name="Táblázat2.G3" office:value-type="string">
            <text:p text:style-name="P17">Esti</text:p>
          </table:table-cell>
        </table:table-row>
      </table:table>
      <text:p text:style-name="P34"><text:page-number text:select-page="current">4</text:page-number>.o</text:p>
      <text:p text:style-name="P30">2022. május <text:span text:style-name="T3">18.</text:span>, 8:00 <text:s text:c="9"/><text:span text:style-name="T1">Szerda</text:span><text:span text:style-name="T2"> <text:s text:c="10"/></text:span><text:span text:style-name="T1">Reggeli</text:span></text:p>
      <text:p text:style-name="P1"/>
      <text:p text:style-name="P3">Reggeli gyógyszer:</text:p>
      <text:p text:style-name="P3">25mg Leponex</text:p>
      <text:p text:style-name="P3"/>
      <text:p text:style-name="P3"><text:tab/>május</text:p>
      <table:table table:name="Táblázat16" table:style-name="Táblázat16">
        <table:table-column table:style-name="Táblázat16.A" table:number-columns-repeated="2"/>
        <table:table-column table:style-name="Táblázat16.C"/>
        <table:table-column table:style-name="Táblázat16.A"/>
        <table:table-column table:style-name="Táblázat16.C"/>
        <table:table-column table:style-name="Táblázat16.A"/>
        <table:table-column table:style-name="Táblázat16.G"/>
        <table:table-row>
          <table:table-cell table:style-name="Táblázat16.A1" office:value-type="string">
            <text:p text:style-name="P16">H</text:p>
          </table:table-cell>
          <table:table-cell table:style-name="Táblázat16.A1" office:value-type="string">
            <text:p text:style-name="P16">K</text:p>
          </table:table-cell>
          <table:table-cell table:style-name="Táblázat16.A1" office:value-type="string">
            <text:p text:style-name="P16">Sze</text:p>
          </table:table-cell>
          <table:table-cell table:style-name="Táblázat16.A1" office:value-type="string">
            <text:p text:style-name="P16">Cs</text:p>
          </table:table-cell>
          <table:table-cell table:style-name="Táblázat16.A1" office:value-type="string">
            <text:p text:style-name="P16">P</text:p>
          </table:table-cell>
          <table:table-cell table:style-name="Táblázat16.A1" office:value-type="string">
            <text:p text:style-name="P16">Szo</text:p>
          </table:table-cell>
          <table:table-cell table:style-name="Táblázat16.G1" office:value-type="string">
            <text:p text:style-name="P16">V</text:p>
          </table:table-cell>
        </table:table-row>
        <table:table-row>
          <table:table-cell table:style-name="Táblázat16.A2" office:value-type="float" office:value="44683">
            <text:p text:style-name="P16">16.</text:p>
          </table:table-cell>
          <table:table-cell table:style-name="Táblázat16.A2" office:value-type="float" office:value="3">
            <text:p text:style-name="P16">17.</text:p>
          </table:table-cell>
          <table:table-cell table:style-name="Táblázat16.A2" office:value-type="float" office:value="4">
            <text:p text:style-name="P16">18.</text:p>
          </table:table-cell>
          <table:table-cell table:style-name="Táblázat16.A2" office:value-type="float" office:value="5">
            <text:p text:style-name="P16">19.</text:p>
          </table:table-cell>
          <table:table-cell table:style-name="Táblázat16.A2" office:value-type="float" office:value="6">
            <text:p text:style-name="P16">20.</text:p>
          </table:table-cell>
          <table:table-cell table:style-name="Táblázat16.A2" office:value-type="float" office:value="7">
            <text:p text:style-name="P16">21.</text:p>
          </table:table-cell>
          <table:table-cell table:style-name="Táblázat16.G2" office:value-type="float" office:value="8">
            <text:p text:style-name="P16">22.</text:p>
          </table:table-cell>
        </table:table-row>
        <table:table-row>
          <table:table-cell table:style-name="Táblázat16.A3" office:value-type="string">
            <text:p text:style-name="P14">Reg</text:p>
          </table:table-cell>
          <table:table-cell table:style-name="Táblázat16.A3" office:value-type="string">
            <text:p text:style-name="P19">Reg</text:p>
          </table:table-cell>
          <table:table-cell table:style-name="Táblázat16.A3" office:value-type="string">
            <text:p text:style-name="P24">Reg</text:p>
          </table:table-cell>
          <table:table-cell table:style-name="Táblázat16.A3" office:value-type="string">
            <text:p text:style-name="P19">Reg</text:p>
          </table:table-cell>
          <table:table-cell table:style-name="Táblázat16.A3" office:value-type="string">
            <text:p text:style-name="P19">Reg</text:p>
          </table:table-cell>
          <table:table-cell table:style-name="Táblázat16.A3" office:value-type="string">
            <text:p text:style-name="P17">Reg</text:p>
          </table:table-cell>
          <table:table-cell table:style-name="Táblázat16.G3" office:value-type="string">
            <text:p text:style-name="P17">Reg</text:p>
          </table:table-cell>
        </table:table-row>
        <table:table-row>
          <table:table-cell table:style-name="Táblázat16.A3" office:value-type="string">
            <text:p text:style-name="P20"/>
          </table:table-cell>
          <table:table-cell table:style-name="Táblázat16.A3" office:value-type="string">
            <text:p text:style-name="P20"/>
          </table:table-cell>
          <table:table-cell table:style-name="Táblázat16.A3" office:value-type="string">
            <text:p text:style-name="P20"/>
          </table:table-cell>
          <table:table-cell table:style-name="Táblázat16.A3" office:value-type="string">
            <text:p text:style-name="P20"/>
          </table:table-cell>
          <table:table-cell table:style-name="Táblázat16.A3" office:value-type="string">
            <text:p text:style-name="P20"/>
          </table:table-cell>
          <table:table-cell table:style-name="Táblázat16.A3" office:value-type="string">
            <text:p text:style-name="P21"/>
          </table:table-cell>
          <table:table-cell table:style-name="Táblázat16.G3" office:value-type="string">
            <text:p text:style-name="P21"/>
          </table:table-cell>
        </table:table-row>
        <table:table-row>
          <table:table-cell table:style-name="Táblázat16.A3" office:value-type="string">
            <text:p text:style-name="P11">Esti</text:p>
          </table:table-cell>
          <table:table-cell table:style-name="Táblázat16.A3" office:value-type="string">
            <text:p text:style-name="P17">Esti</text:p>
          </table:table-cell>
          <table:table-cell table:style-name="Táblázat16.A3" office:value-type="string">
            <text:p text:style-name="P17">Esti</text:p>
          </table:table-cell>
          <table:table-cell table:style-name="Táblázat16.A3" office:value-type="string">
            <text:p text:style-name="P17">Esti</text:p>
          </table:table-cell>
          <table:table-cell table:style-name="Táblázat16.A3" office:value-type="string">
            <text:p text:style-name="P17">Esti</text:p>
          </table:table-cell>
          <table:table-cell table:style-name="Táblázat16.A3" office:value-type="string">
            <text:p text:style-name="P17">Esti</text:p>
          </table:table-cell>
          <table:table-cell table:style-name="Táblázat16.G3" office:value-type="string">
            <text:p text:style-name="P17">Esti</text:p>
          </table:table-cell>
        </table:table-row>
      </table:table>
      <text:p text:style-name="P34"><text:page-number text:select-page="current">5</text:page-number>.o</text:p>
      <text:p text:style-name="P31">2022. május 18., 21:00<text:tab/><text:span text:style-name="T1">Szerda</text:span><text:span text:style-name="T2"><text:tab/></text:span><text:span text:style-name="T1">Esti</text:span></text:p>
      <text:p text:style-name="P1"/>
      <text:p text:style-name="P3">Esti gyógyszer:</text:p>
      <text:p text:style-name="P3"><text:variable-set text:name="3esti" office:value-type="string">2 x 100mg Leponex</text:variable-set></text:p>
      <text:p text:style-name="P4"><text:variable-set text:name="3estii" office:value-type="string">2 x 0,5mg Rivotril</text:variable-set><text:tab/><text:tab/>május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A"/>
        <table:table-column table:style-name="Táblázat3.F"/>
        <table:table-column table:style-name="Táblázat3.G"/>
        <table:table-row>
          <table:table-cell table:style-name="Táblázat3.A1" office:value-type="string">
            <text:p text:style-name="P16">H</text:p>
          </table:table-cell>
          <table:table-cell table:style-name="Táblázat3.A1" office:value-type="string">
            <text:p text:style-name="P16">K</text:p>
          </table:table-cell>
          <table:table-cell table:style-name="Táblázat3.A1" office:value-type="string">
            <text:p text:style-name="P16">Sze</text:p>
          </table:table-cell>
          <table:table-cell table:style-name="Táblázat3.A1" office:value-type="string">
            <text:p text:style-name="P16">Cs</text:p>
          </table:table-cell>
          <table:table-cell table:style-name="Táblázat3.A1" office:value-type="string">
            <text:p text:style-name="P16">P</text:p>
          </table:table-cell>
          <table:table-cell table:style-name="Táblázat3.A1" office:value-type="string">
            <text:p text:style-name="P16">Szo</text:p>
          </table:table-cell>
          <table:table-cell table:style-name="Táblázat3.G1" office:value-type="string">
            <text:p text:style-name="P16">V</text:p>
          </table:table-cell>
        </table:table-row>
        <table:table-row>
          <table:table-cell table:style-name="Táblázat3.A2" office:value-type="float" office:value="44683">
            <text:p text:style-name="P16">16.</text:p>
          </table:table-cell>
          <table:table-cell table:style-name="Táblázat3.A2" office:value-type="float" office:value="3">
            <text:p text:style-name="P16">17.</text:p>
          </table:table-cell>
          <table:table-cell table:style-name="Táblázat3.A2" office:value-type="float" office:value="4">
            <text:p text:style-name="P16">18.</text:p>
          </table:table-cell>
          <table:table-cell table:style-name="Táblázat3.A2" office:value-type="float" office:value="5">
            <text:p text:style-name="P16">19.</text:p>
          </table:table-cell>
          <table:table-cell table:style-name="Táblázat3.A2" office:value-type="float" office:value="6">
            <text:p text:style-name="P16">20.</text:p>
          </table:table-cell>
          <table:table-cell table:style-name="Táblázat3.A2" office:value-type="float" office:value="7">
            <text:p text:style-name="P16">21.</text:p>
          </table:table-cell>
          <table:table-cell table:style-name="Táblázat3.G2" office:value-type="float" office:value="8">
            <text:p text:style-name="P16">22.</text:p>
          </table:table-cell>
        </table:table-row>
        <table:table-row>
          <table:table-cell table:style-name="Táblázat3.A3" office:value-type="string">
            <text:p text:style-name="P19">Reg</text:p>
          </table:table-cell>
          <table:table-cell table:style-name="Táblázat3.A3" office:value-type="string">
            <text:p text:style-name="P19">Reg</text:p>
          </table:table-cell>
          <table:table-cell table:style-name="Táblázat3.A3" office:value-type="string">
            <text:p text:style-name="P19">Reg</text:p>
          </table:table-cell>
          <table:table-cell table:style-name="Táblázat3.A3" office:value-type="string">
            <text:p text:style-name="P19">Reg</text:p>
          </table:table-cell>
          <table:table-cell table:style-name="Táblázat3.A3" office:value-type="string">
            <text:p text:style-name="P19">Reg</text:p>
          </table:table-cell>
          <table:table-cell table:style-name="Táblázat3.A3" office:value-type="string">
            <text:p text:style-name="P17">Reg</text:p>
          </table:table-cell>
          <table:table-cell table:style-name="Táblázat3.G3" office:value-type="string">
            <text:p text:style-name="P17">Reg</text:p>
          </table:table-cell>
        </table:table-row>
        <table:table-row>
          <table:table-cell table:style-name="Táblázat3.A3" office:value-type="string">
            <text:p text:style-name="P20"/>
          </table:table-cell>
          <table:table-cell table:style-name="Táblázat3.A3" office:value-type="string">
            <text:p text:style-name="P20"/>
          </table:table-cell>
          <table:table-cell table:style-name="Táblázat3.A3" office:value-type="string">
            <text:p text:style-name="P20"/>
          </table:table-cell>
          <table:table-cell table:style-name="Táblázat3.A3" office:value-type="string">
            <text:p text:style-name="P20"/>
          </table:table-cell>
          <table:table-cell table:style-name="Táblázat3.A3" office:value-type="string">
            <text:p text:style-name="P20"/>
          </table:table-cell>
          <table:table-cell table:style-name="Táblázat3.A3" office:value-type="string">
            <text:p text:style-name="P21"/>
          </table:table-cell>
          <table:table-cell table:style-name="Táblázat3.G3" office:value-type="string">
            <text:p text:style-name="P21"/>
          </table:table-cell>
        </table:table-row>
        <table:table-row>
          <table:table-cell table:style-name="Táblázat3.A3" office:value-type="string">
            <text:p text:style-name="P18">Esti</text:p>
          </table:table-cell>
          <table:table-cell table:style-name="Táblázat3.A3" office:value-type="string">
            <text:p text:style-name="P17">Esti</text:p>
          </table:table-cell>
          <table:table-cell table:style-name="Táblázat3.A3" office:value-type="string">
            <text:p text:style-name="P22">Esti</text:p>
          </table:table-cell>
          <table:table-cell table:style-name="Táblázat3.A3" office:value-type="string">
            <text:p text:style-name="P17">Esti</text:p>
          </table:table-cell>
          <table:table-cell table:style-name="Táblázat3.A3" office:value-type="string">
            <text:p text:style-name="P17">Esti</text:p>
          </table:table-cell>
          <table:table-cell table:style-name="Táblázat3.A3" office:value-type="string">
            <text:p text:style-name="P17">Esti</text:p>
          </table:table-cell>
          <table:table-cell table:style-name="Táblázat3.G3" office:value-type="string">
            <text:p text:style-name="P17">Esti</text:p>
          </table:table-cell>
        </table:table-row>
      </table:table>
      <text:p text:style-name="P34"><text:page-number text:select-page="current">6</text:page-number>.o</text:p>
      <text:p text:style-name="P30">2022. május <text:span text:style-name="T3">19.</text:span>, 8:00 <text:s text:c="9"/><text:span text:style-name="T1">Csütörtök</text:span><text:span text:style-name="T2"> <text:s text:c="5"/></text:span><text:span text:style-name="T1">Reggeli</text:span></text:p>
      <text:p text:style-name="P1"/>
      <text:p text:style-name="P3">Reggeli gyógyszer:</text:p>
      <text:p text:style-name="P3">25mg Leponex</text:p>
      <text:p text:style-name="P3"/>
      <text:p text:style-name="P3"><text:tab/>május</text:p>
      <table:table table:name="Táblázat18" table:style-name="Táblázat18">
        <table:table-column table:style-name="Táblázat18.A" table:number-columns-repeated="2"/>
        <table:table-column table:style-name="Táblázat18.C"/>
        <table:table-column table:style-name="Táblázat18.A"/>
        <table:table-column table:style-name="Táblázat18.C"/>
        <table:table-column table:style-name="Táblázat18.A"/>
        <table:table-column table:style-name="Táblázat18.G"/>
        <table:table-row>
          <table:table-cell table:style-name="Táblázat18.A1" office:value-type="string">
            <text:p text:style-name="P16">H</text:p>
          </table:table-cell>
          <table:table-cell table:style-name="Táblázat18.A1" office:value-type="string">
            <text:p text:style-name="P16">K</text:p>
          </table:table-cell>
          <table:table-cell table:style-name="Táblázat18.A1" office:value-type="string">
            <text:p text:style-name="P16">Sze</text:p>
          </table:table-cell>
          <table:table-cell table:style-name="Táblázat18.A1" office:value-type="string">
            <text:p text:style-name="P16">Cs</text:p>
          </table:table-cell>
          <table:table-cell table:style-name="Táblázat18.A1" office:value-type="string">
            <text:p text:style-name="P16">P</text:p>
          </table:table-cell>
          <table:table-cell table:style-name="Táblázat18.A1" office:value-type="string">
            <text:p text:style-name="P16">Szo</text:p>
          </table:table-cell>
          <table:table-cell table:style-name="Táblázat18.G1" office:value-type="string">
            <text:p text:style-name="P16">V</text:p>
          </table:table-cell>
        </table:table-row>
        <table:table-row>
          <table:table-cell table:style-name="Táblázat18.A2" office:value-type="float" office:value="44683">
            <text:p text:style-name="P16">16.</text:p>
          </table:table-cell>
          <table:table-cell table:style-name="Táblázat18.A2" office:value-type="float" office:value="3">
            <text:p text:style-name="P16">17.</text:p>
          </table:table-cell>
          <table:table-cell table:style-name="Táblázat18.A2" office:value-type="float" office:value="4">
            <text:p text:style-name="P16">18.</text:p>
          </table:table-cell>
          <table:table-cell table:style-name="Táblázat18.A2" office:value-type="float" office:value="5">
            <text:p text:style-name="P16">19.</text:p>
          </table:table-cell>
          <table:table-cell table:style-name="Táblázat18.A2" office:value-type="float" office:value="6">
            <text:p text:style-name="P16">20.</text:p>
          </table:table-cell>
          <table:table-cell table:style-name="Táblázat18.A2" office:value-type="float" office:value="7">
            <text:p text:style-name="P16">21.</text:p>
          </table:table-cell>
          <table:table-cell table:style-name="Táblázat18.G2" office:value-type="float" office:value="8">
            <text:p text:style-name="P16">22.</text:p>
          </table:table-cell>
        </table:table-row>
        <table:table-row>
          <table:table-cell table:style-name="Táblázat18.A3" office:value-type="string">
            <text:p text:style-name="P14">Reg</text:p>
          </table:table-cell>
          <table:table-cell table:style-name="Táblázat18.A3" office:value-type="string">
            <text:p text:style-name="P19">Reg</text:p>
          </table:table-cell>
          <table:table-cell table:style-name="Táblázat18.A3" office:value-type="string">
            <text:p text:style-name="P19">Reg</text:p>
          </table:table-cell>
          <table:table-cell table:style-name="Táblázat18.A3" office:value-type="string">
            <text:p text:style-name="P24">Reg</text:p>
          </table:table-cell>
          <table:table-cell table:style-name="Táblázat18.A3" office:value-type="string">
            <text:p text:style-name="P19">Reg</text:p>
          </table:table-cell>
          <table:table-cell table:style-name="Táblázat18.A3" office:value-type="string">
            <text:p text:style-name="P17">Reg</text:p>
          </table:table-cell>
          <table:table-cell table:style-name="Táblázat18.G3" office:value-type="string">
            <text:p text:style-name="P17">Reg</text:p>
          </table:table-cell>
        </table:table-row>
        <table:table-row>
          <table:table-cell table:style-name="Táblázat18.A3" office:value-type="string">
            <text:p text:style-name="P20"/>
          </table:table-cell>
          <table:table-cell table:style-name="Táblázat18.A3" office:value-type="string">
            <text:p text:style-name="P20"/>
          </table:table-cell>
          <table:table-cell table:style-name="Táblázat18.A3" office:value-type="string">
            <text:p text:style-name="P20"/>
          </table:table-cell>
          <table:table-cell table:style-name="Táblázat18.A3" office:value-type="string">
            <text:p text:style-name="P20"/>
          </table:table-cell>
          <table:table-cell table:style-name="Táblázat18.A3" office:value-type="string">
            <text:p text:style-name="P20"/>
          </table:table-cell>
          <table:table-cell table:style-name="Táblázat18.A3" office:value-type="string">
            <text:p text:style-name="P21"/>
          </table:table-cell>
          <table:table-cell table:style-name="Táblázat18.G3" office:value-type="string">
            <text:p text:style-name="P21"/>
          </table:table-cell>
        </table:table-row>
        <table:table-row>
          <table:table-cell table:style-name="Táblázat18.A3" office:value-type="string">
            <text:p text:style-name="P11">Esti</text:p>
          </table:table-cell>
          <table:table-cell table:style-name="Táblázat18.A3" office:value-type="string">
            <text:p text:style-name="P17">Esti</text:p>
          </table:table-cell>
          <table:table-cell table:style-name="Táblázat18.A3" office:value-type="string">
            <text:p text:style-name="P17">Esti</text:p>
          </table:table-cell>
          <table:table-cell table:style-name="Táblázat18.A3" office:value-type="string">
            <text:p text:style-name="P17">Esti</text:p>
          </table:table-cell>
          <table:table-cell table:style-name="Táblázat18.A3" office:value-type="string">
            <text:p text:style-name="P17">Esti</text:p>
          </table:table-cell>
          <table:table-cell table:style-name="Táblázat18.A3" office:value-type="string">
            <text:p text:style-name="P17">Esti</text:p>
          </table:table-cell>
          <table:table-cell table:style-name="Táblázat18.G3" office:value-type="string">
            <text:p text:style-name="P17">Esti</text:p>
          </table:table-cell>
        </table:table-row>
      </table:table>
      <text:p text:style-name="P34"><text:page-number text:select-page="current">7</text:page-number>.o</text:p>
      <text:p text:style-name="P32">2022. május 19., 21:00 <text:s text:c="11"/><text:span text:style-name="T1">Csütörötök</text:span><text:span text:style-name="T2"> <text:s text:c="5"/></text:span><text:span text:style-name="T1">Esti</text:span></text:p>
      <text:p text:style-name="P1"/>
      <text:p text:style-name="P3">Esti gyógyszer:</text:p>
      <text:p text:style-name="P3"><text:variable-set text:name="3esti" office:value-type="string">2 x 100mg Leponex</text:variable-set></text:p>
      <text:p text:style-name="P4"><text:variable-set text:name="3estii" office:value-type="string">2 x 0,5mg Rivotril</text:variable-set><text:tab/><text:tab/>május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A"/>
        <table:table-column table:style-name="Táblázat4.F"/>
        <table:table-column table:style-name="Táblázat4.G"/>
        <table:table-row>
          <table:table-cell table:style-name="Táblázat4.A1" office:value-type="string">
            <text:p text:style-name="P16">H</text:p>
          </table:table-cell>
          <table:table-cell table:style-name="Táblázat4.A1" office:value-type="string">
            <text:p text:style-name="P16">K</text:p>
          </table:table-cell>
          <table:table-cell table:style-name="Táblázat4.A1" office:value-type="string">
            <text:p text:style-name="P16">Sze</text:p>
          </table:table-cell>
          <table:table-cell table:style-name="Táblázat4.A1" office:value-type="string">
            <text:p text:style-name="P16">Cs</text:p>
          </table:table-cell>
          <table:table-cell table:style-name="Táblázat4.A1" office:value-type="string">
            <text:p text:style-name="P16">P</text:p>
          </table:table-cell>
          <table:table-cell table:style-name="Táblázat4.A1" office:value-type="string">
            <text:p text:style-name="P16">Szo</text:p>
          </table:table-cell>
          <table:table-cell table:style-name="Táblázat4.G1" office:value-type="string">
            <text:p text:style-name="P16">V</text:p>
          </table:table-cell>
        </table:table-row>
        <table:table-row>
          <table:table-cell table:style-name="Táblázat4.A2" office:value-type="float" office:value="44683">
            <text:p text:style-name="P16">16.</text:p>
          </table:table-cell>
          <table:table-cell table:style-name="Táblázat4.A2" office:value-type="float" office:value="3">
            <text:p text:style-name="P16">17.</text:p>
          </table:table-cell>
          <table:table-cell table:style-name="Táblázat4.A2" office:value-type="float" office:value="4">
            <text:p text:style-name="P16">18.</text:p>
          </table:table-cell>
          <table:table-cell table:style-name="Táblázat4.A2" office:value-type="float" office:value="5">
            <text:p text:style-name="P16">19.</text:p>
          </table:table-cell>
          <table:table-cell table:style-name="Táblázat4.A2" office:value-type="float" office:value="6">
            <text:p text:style-name="P16">20.</text:p>
          </table:table-cell>
          <table:table-cell table:style-name="Táblázat4.A2" office:value-type="float" office:value="7">
            <text:p text:style-name="P16">21.</text:p>
          </table:table-cell>
          <table:table-cell table:style-name="Táblázat4.G2" office:value-type="float" office:value="8">
            <text:p text:style-name="P16">22.</text:p>
          </table:table-cell>
        </table:table-row>
        <table:table-row>
          <table:table-cell table:style-name="Táblázat4.A3" office:value-type="string">
            <text:p text:style-name="P19">Reg</text:p>
          </table:table-cell>
          <table:table-cell table:style-name="Táblázat4.A3" office:value-type="string">
            <text:p text:style-name="P19">Reg</text:p>
          </table:table-cell>
          <table:table-cell table:style-name="Táblázat4.A3" office:value-type="string">
            <text:p text:style-name="P19">Reg</text:p>
          </table:table-cell>
          <table:table-cell table:style-name="Táblázat4.A3" office:value-type="string">
            <text:p text:style-name="P19">Reg</text:p>
          </table:table-cell>
          <table:table-cell table:style-name="Táblázat4.A3" office:value-type="string">
            <text:p text:style-name="P19">Reg</text:p>
          </table:table-cell>
          <table:table-cell table:style-name="Táblázat4.A3" office:value-type="string">
            <text:p text:style-name="P17">Reg</text:p>
          </table:table-cell>
          <table:table-cell table:style-name="Táblázat4.G3" office:value-type="string">
            <text:p text:style-name="P17">Reg</text:p>
          </table:table-cell>
        </table:table-row>
        <table:table-row>
          <table:table-cell table:style-name="Táblázat4.A3" office:value-type="string">
            <text:p text:style-name="P20"/>
          </table:table-cell>
          <table:table-cell table:style-name="Táblázat4.A3" office:value-type="string">
            <text:p text:style-name="P20"/>
          </table:table-cell>
          <table:table-cell table:style-name="Táblázat4.A3" office:value-type="string">
            <text:p text:style-name="P20"/>
          </table:table-cell>
          <table:table-cell table:style-name="Táblázat4.A3" office:value-type="string">
            <text:p text:style-name="P20"/>
          </table:table-cell>
          <table:table-cell table:style-name="Táblázat4.A3" office:value-type="string">
            <text:p text:style-name="P20"/>
          </table:table-cell>
          <table:table-cell table:style-name="Táblázat4.A3" office:value-type="string">
            <text:p text:style-name="P21"/>
          </table:table-cell>
          <table:table-cell table:style-name="Táblázat4.G3" office:value-type="string">
            <text:p text:style-name="P21"/>
          </table:table-cell>
        </table:table-row>
        <table:table-row>
          <table:table-cell table:style-name="Táblázat4.A3" office:value-type="string">
            <text:p text:style-name="P18">Esti</text:p>
          </table:table-cell>
          <table:table-cell table:style-name="Táblázat4.A3" office:value-type="string">
            <text:p text:style-name="P17">Esti</text:p>
          </table:table-cell>
          <table:table-cell table:style-name="Táblázat4.A3" office:value-type="string">
            <text:p text:style-name="P17">Esti</text:p>
          </table:table-cell>
          <table:table-cell table:style-name="Táblázat4.A3" office:value-type="string">
            <text:p text:style-name="P22">Esti</text:p>
          </table:table-cell>
          <table:table-cell table:style-name="Táblázat4.A3" office:value-type="string">
            <text:p text:style-name="P17">Esti</text:p>
          </table:table-cell>
          <table:table-cell table:style-name="Táblázat4.A3" office:value-type="string">
            <text:p text:style-name="P17">Esti</text:p>
          </table:table-cell>
          <table:table-cell table:style-name="Táblázat4.G3" office:value-type="string">
            <text:p text:style-name="P17">Esti</text:p>
          </table:table-cell>
        </table:table-row>
      </table:table>
      <text:p text:style-name="P34"><text:page-number text:select-page="current">8</text:page-number>.o</text:p>
      <text:p text:style-name="P29">2022. május 20., <text:s/>8:00 <text:s text:c="11"/><text:span text:style-name="T1">Péntek</text:span><text:span text:style-name="T2"> <text:s text:c="7"/></text:span><text:span text:style-name="T1">Reggeli</text:span></text:p>
      <text:p text:style-name="P1"/>
      <text:p text:style-name="P3">Reggeli gyógyszer:</text:p>
      <text:p text:style-name="P3">25mg Leponex</text:p>
      <text:p text:style-name="P3"/>
      <text:p text:style-name="P3"><text:tab/>május</text:p>
      <table:table table:name="Táblázat20" table:style-name="Táblázat20">
        <table:table-column table:style-name="Táblázat20.A" table:number-columns-repeated="2"/>
        <table:table-column table:style-name="Táblázat20.C"/>
        <table:table-column table:style-name="Táblázat20.A"/>
        <table:table-column table:style-name="Táblázat20.C"/>
        <table:table-column table:style-name="Táblázat20.A"/>
        <table:table-column table:style-name="Táblázat20.G"/>
        <table:table-row>
          <table:table-cell table:style-name="Táblázat20.A1" office:value-type="string">
            <text:p text:style-name="P16">H</text:p>
          </table:table-cell>
          <table:table-cell table:style-name="Táblázat20.A1" office:value-type="string">
            <text:p text:style-name="P16">K</text:p>
          </table:table-cell>
          <table:table-cell table:style-name="Táblázat20.A1" office:value-type="string">
            <text:p text:style-name="P16">Sze</text:p>
          </table:table-cell>
          <table:table-cell table:style-name="Táblázat20.A1" office:value-type="string">
            <text:p text:style-name="P16">Cs</text:p>
          </table:table-cell>
          <table:table-cell table:style-name="Táblázat20.A1" office:value-type="string">
            <text:p text:style-name="P16">P</text:p>
          </table:table-cell>
          <table:table-cell table:style-name="Táblázat20.A1" office:value-type="string">
            <text:p text:style-name="P16">Szo</text:p>
          </table:table-cell>
          <table:table-cell table:style-name="Táblázat20.G1" office:value-type="string">
            <text:p text:style-name="P16">V</text:p>
          </table:table-cell>
        </table:table-row>
        <table:table-row>
          <table:table-cell table:style-name="Táblázat20.A2" office:value-type="float" office:value="44683">
            <text:p text:style-name="P16">16.</text:p>
          </table:table-cell>
          <table:table-cell table:style-name="Táblázat20.A2" office:value-type="float" office:value="3">
            <text:p text:style-name="P16">17.</text:p>
          </table:table-cell>
          <table:table-cell table:style-name="Táblázat20.A2" office:value-type="float" office:value="4">
            <text:p text:style-name="P16">18.</text:p>
          </table:table-cell>
          <table:table-cell table:style-name="Táblázat20.A2" office:value-type="float" office:value="5">
            <text:p text:style-name="P16">19.</text:p>
          </table:table-cell>
          <table:table-cell table:style-name="Táblázat20.A2" office:value-type="float" office:value="6">
            <text:p text:style-name="P16">20.</text:p>
          </table:table-cell>
          <table:table-cell table:style-name="Táblázat20.A2" office:value-type="float" office:value="7">
            <text:p text:style-name="P16">21.</text:p>
          </table:table-cell>
          <table:table-cell table:style-name="Táblázat20.G2" office:value-type="float" office:value="8">
            <text:p text:style-name="P16">22.</text:p>
          </table:table-cell>
        </table:table-row>
        <table:table-row>
          <table:table-cell table:style-name="Táblázat20.A3" office:value-type="string">
            <text:p text:style-name="P14">Reg</text:p>
          </table:table-cell>
          <table:table-cell table:style-name="Táblázat20.A3" office:value-type="string">
            <text:p text:style-name="P19">Reg</text:p>
          </table:table-cell>
          <table:table-cell table:style-name="Táblázat20.A3" office:value-type="string">
            <text:p text:style-name="P19">Reg</text:p>
          </table:table-cell>
          <table:table-cell table:style-name="Táblázat20.A3" office:value-type="string">
            <text:p text:style-name="P19">Reg</text:p>
          </table:table-cell>
          <table:table-cell table:style-name="Táblázat20.A3" office:value-type="string">
            <text:p text:style-name="P24">Reg</text:p>
          </table:table-cell>
          <table:table-cell table:style-name="Táblázat20.A3" office:value-type="string">
            <text:p text:style-name="P17">Reg</text:p>
          </table:table-cell>
          <table:table-cell table:style-name="Táblázat20.G3" office:value-type="string">
            <text:p text:style-name="P17">Reg</text:p>
          </table:table-cell>
        </table:table-row>
        <table:table-row>
          <table:table-cell table:style-name="Táblázat20.A3" office:value-type="string">
            <text:p text:style-name="P20"/>
          </table:table-cell>
          <table:table-cell table:style-name="Táblázat20.A3" office:value-type="string">
            <text:p text:style-name="P20"/>
          </table:table-cell>
          <table:table-cell table:style-name="Táblázat20.A3" office:value-type="string">
            <text:p text:style-name="P20"/>
          </table:table-cell>
          <table:table-cell table:style-name="Táblázat20.A3" office:value-type="string">
            <text:p text:style-name="P20"/>
          </table:table-cell>
          <table:table-cell table:style-name="Táblázat20.A3" office:value-type="string">
            <text:p text:style-name="P20"/>
          </table:table-cell>
          <table:table-cell table:style-name="Táblázat20.A3" office:value-type="string">
            <text:p text:style-name="P21"/>
          </table:table-cell>
          <table:table-cell table:style-name="Táblázat20.G3" office:value-type="string">
            <text:p text:style-name="P21"/>
          </table:table-cell>
        </table:table-row>
        <table:table-row>
          <table:table-cell table:style-name="Táblázat20.A3" office:value-type="string">
            <text:p text:style-name="P11">Esti</text:p>
          </table:table-cell>
          <table:table-cell table:style-name="Táblázat20.A3" office:value-type="string">
            <text:p text:style-name="P17">Esti</text:p>
          </table:table-cell>
          <table:table-cell table:style-name="Táblázat20.A3" office:value-type="string">
            <text:p text:style-name="P17">Esti</text:p>
          </table:table-cell>
          <table:table-cell table:style-name="Táblázat20.A3" office:value-type="string">
            <text:p text:style-name="P17">Esti</text:p>
          </table:table-cell>
          <table:table-cell table:style-name="Táblázat20.A3" office:value-type="string">
            <text:p text:style-name="P17">Esti</text:p>
          </table:table-cell>
          <table:table-cell table:style-name="Táblázat20.A3" office:value-type="string">
            <text:p text:style-name="P17">Esti</text:p>
          </table:table-cell>
          <table:table-cell table:style-name="Táblázat20.G3" office:value-type="string">
            <text:p text:style-name="P17">Esti</text:p>
          </table:table-cell>
        </table:table-row>
      </table:table>
      <text:p text:style-name="P34"><text:page-number text:select-page="current">9</text:page-number>.o</text:p>
      <text:p text:style-name="P29">2022. május 20., 21:00<text:tab/><text:span text:style-name="T1">Péntek</text:span><text:span text:style-name="T2"><text:tab/></text:span><text:span text:style-name="T1">Esti</text:span><text:span text:style-name="T2"> </text:span></text:p>
      <text:p text:style-name="P1"/>
      <text:p text:style-name="P3">Esti gyógyszer:</text:p>
      <text:p text:style-name="P3"><text:variable-set text:name="3esti" office:value-type="string">2 x 100mg Leponex</text:variable-set></text:p>
      <text:p text:style-name="P4"><text:variable-set text:name="3estii" office:value-type="string">2 x 0,5mg Rivotril</text:variable-set><text:tab/><text:tab/>május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A"/>
        <table:table-column table:style-name="Táblázat5.F"/>
        <table:table-column table:style-name="Táblázat5.G"/>
        <table:table-row>
          <table:table-cell table:style-name="Táblázat5.A1" office:value-type="string">
            <text:p text:style-name="P16">H</text:p>
          </table:table-cell>
          <table:table-cell table:style-name="Táblázat5.A1" office:value-type="string">
            <text:p text:style-name="P16">K</text:p>
          </table:table-cell>
          <table:table-cell table:style-name="Táblázat5.A1" office:value-type="string">
            <text:p text:style-name="P16">Sze</text:p>
          </table:table-cell>
          <table:table-cell table:style-name="Táblázat5.A1" office:value-type="string">
            <text:p text:style-name="P16">Cs</text:p>
          </table:table-cell>
          <table:table-cell table:style-name="Táblázat5.A1" office:value-type="string">
            <text:p text:style-name="P16">P</text:p>
          </table:table-cell>
          <table:table-cell table:style-name="Táblázat5.A1" office:value-type="string">
            <text:p text:style-name="P16">Szo</text:p>
          </table:table-cell>
          <table:table-cell table:style-name="Táblázat5.G1" office:value-type="string">
            <text:p text:style-name="P16">V</text:p>
          </table:table-cell>
        </table:table-row>
        <table:table-row>
          <table:table-cell table:style-name="Táblázat5.A2" office:value-type="float" office:value="44683">
            <text:p text:style-name="P16">16.</text:p>
          </table:table-cell>
          <table:table-cell table:style-name="Táblázat5.A2" office:value-type="float" office:value="3">
            <text:p text:style-name="P16">17.</text:p>
          </table:table-cell>
          <table:table-cell table:style-name="Táblázat5.A2" office:value-type="float" office:value="4">
            <text:p text:style-name="P16">18.</text:p>
          </table:table-cell>
          <table:table-cell table:style-name="Táblázat5.A2" office:value-type="float" office:value="5">
            <text:p text:style-name="P16">19.</text:p>
          </table:table-cell>
          <table:table-cell table:style-name="Táblázat5.A2" office:value-type="float" office:value="6">
            <text:p text:style-name="P16">20.</text:p>
          </table:table-cell>
          <table:table-cell table:style-name="Táblázat5.A2" office:value-type="float" office:value="7">
            <text:p text:style-name="P16">21.</text:p>
          </table:table-cell>
          <table:table-cell table:style-name="Táblázat5.G2" office:value-type="float" office:value="8">
            <text:p text:style-name="P16">22.</text:p>
          </table:table-cell>
        </table:table-row>
        <table:table-row>
          <table:table-cell table:style-name="Táblázat5.A3" office:value-type="string">
            <text:p text:style-name="P19">Reg</text:p>
          </table:table-cell>
          <table:table-cell table:style-name="Táblázat5.A3" office:value-type="string">
            <text:p text:style-name="P19">Reg</text:p>
          </table:table-cell>
          <table:table-cell table:style-name="Táblázat5.A3" office:value-type="string">
            <text:p text:style-name="P19">Reg</text:p>
          </table:table-cell>
          <table:table-cell table:style-name="Táblázat5.A3" office:value-type="string">
            <text:p text:style-name="P19">Reg</text:p>
          </table:table-cell>
          <table:table-cell table:style-name="Táblázat5.A3" office:value-type="string">
            <text:p text:style-name="P19">Reg</text:p>
          </table:table-cell>
          <table:table-cell table:style-name="Táblázat5.A3" office:value-type="string">
            <text:p text:style-name="P17">Reg</text:p>
          </table:table-cell>
          <table:table-cell table:style-name="Táblázat5.G3" office:value-type="string">
            <text:p text:style-name="P17">Reg</text:p>
          </table:table-cell>
        </table:table-row>
        <table:table-row>
          <table:table-cell table:style-name="Táblázat5.A3" office:value-type="string">
            <text:p text:style-name="P20"/>
          </table:table-cell>
          <table:table-cell table:style-name="Táblázat5.A3" office:value-type="string">
            <text:p text:style-name="P20"/>
          </table:table-cell>
          <table:table-cell table:style-name="Táblázat5.A3" office:value-type="string">
            <text:p text:style-name="P20"/>
          </table:table-cell>
          <table:table-cell table:style-name="Táblázat5.A3" office:value-type="string">
            <text:p text:style-name="P20"/>
          </table:table-cell>
          <table:table-cell table:style-name="Táblázat5.A3" office:value-type="string">
            <text:p text:style-name="P20"/>
          </table:table-cell>
          <table:table-cell table:style-name="Táblázat5.A3" office:value-type="string">
            <text:p text:style-name="P21"/>
          </table:table-cell>
          <table:table-cell table:style-name="Táblázat5.G3" office:value-type="string">
            <text:p text:style-name="P21"/>
          </table:table-cell>
        </table:table-row>
        <table:table-row>
          <table:table-cell table:style-name="Táblázat5.A3" office:value-type="string">
            <text:p text:style-name="P11">Esti</text:p>
          </table:table-cell>
          <table:table-cell table:style-name="Táblázat5.A3" office:value-type="string">
            <text:p text:style-name="P17">Esti</text:p>
          </table:table-cell>
          <table:table-cell table:style-name="Táblázat5.A3" office:value-type="string">
            <text:p text:style-name="P17">Esti</text:p>
          </table:table-cell>
          <table:table-cell table:style-name="Táblázat5.A3" office:value-type="string">
            <text:p text:style-name="P17">Esti</text:p>
          </table:table-cell>
          <table:table-cell table:style-name="Táblázat5.A3" office:value-type="string">
            <text:p text:style-name="P22">Esti</text:p>
          </table:table-cell>
          <table:table-cell table:style-name="Táblázat5.A3" office:value-type="string">
            <text:p text:style-name="P17">Esti</text:p>
          </table:table-cell>
          <table:table-cell table:style-name="Táblázat5.G3" office:value-type="string">
            <text:p text:style-name="P17">Esti</text:p>
          </table:table-cell>
        </table:table-row>
      </table:table>
      <text:p text:style-name="P34"><text:page-number text:select-page="current">10</text:page-number>.o</text:p>
      <text:p text:style-name="P28">2022. május 21., 8:00 <text:s text:c="11"/><text:span text:style-name="T1">Szombat</text:span><text:span text:style-name="T2"> <text:s text:c="5"/></text:span><text:span text:style-name="T1">Reggeli</text:span></text:p>
      <text:p text:style-name="P1"/>
      <text:p text:style-name="P3">Reggeli gyógyszer:</text:p>
      <text:p text:style-name="P3">25mg Leponex</text:p>
      <text:p text:style-name="P7"><text:tab/><text:tab/>május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column table:style-name="Táblázat6.A"/>
        <table:table-column table:style-name="Táblázat6.F"/>
        <table:table-column table:style-name="Táblázat6.G"/>
        <table:table-row>
          <table:table-cell table:style-name="Táblázat6.A1" office:value-type="string">
            <text:p text:style-name="P13">H</text:p>
          </table:table-cell>
          <table:table-cell table:style-name="Táblázat6.A1" office:value-type="string">
            <text:p text:style-name="P13">K</text:p>
          </table:table-cell>
          <table:table-cell table:style-name="Táblázat6.A1" office:value-type="string">
            <text:p text:style-name="P13">Sze</text:p>
          </table:table-cell>
          <table:table-cell table:style-name="Táblázat6.A1" office:value-type="string">
            <text:p text:style-name="P13">Cs</text:p>
          </table:table-cell>
          <table:table-cell table:style-name="Táblázat6.A1" office:value-type="string">
            <text:p text:style-name="P13">P</text:p>
          </table:table-cell>
          <table:table-cell table:style-name="Táblázat6.A1" office:value-type="string">
            <text:p text:style-name="P13">Szo</text:p>
          </table:table-cell>
          <table:table-cell table:style-name="Táblázat6.G1" office:value-type="string">
            <text:p text:style-name="P13">V</text:p>
          </table:table-cell>
        </table:table-row>
        <table:table-row>
          <table:table-cell table:style-name="Táblázat6.A2" office:value-type="float" office:value="44683">
            <text:p text:style-name="P16">16.</text:p>
          </table:table-cell>
          <table:table-cell table:style-name="Táblázat6.A2" office:value-type="float" office:value="3">
            <text:p text:style-name="P16">17.</text:p>
          </table:table-cell>
          <table:table-cell table:style-name="Táblázat6.A2" office:value-type="float" office:value="4">
            <text:p text:style-name="P16">18.</text:p>
          </table:table-cell>
          <table:table-cell table:style-name="Táblázat6.A2" office:value-type="float" office:value="5">
            <text:p text:style-name="P16">19.</text:p>
          </table:table-cell>
          <table:table-cell table:style-name="Táblázat6.A2" office:value-type="float" office:value="6">
            <text:p text:style-name="P16">20.</text:p>
          </table:table-cell>
          <table:table-cell table:style-name="Táblázat6.A2" office:value-type="float" office:value="7">
            <text:p text:style-name="P16">21.</text:p>
          </table:table-cell>
          <table:table-cell table:style-name="Táblázat6.G2" office:value-type="float" office:value="8">
            <text:p text:style-name="P16">22.</text:p>
          </table:table-cell>
        </table:table-row>
        <table:table-row>
          <table:table-cell table:style-name="Táblázat6.A3" office:value-type="string">
            <text:p text:style-name="P19">Reg</text:p>
          </table:table-cell>
          <table:table-cell table:style-name="Táblázat6.A3" office:value-type="string">
            <text:p text:style-name="P19">Reg</text:p>
          </table:table-cell>
          <table:table-cell table:style-name="Táblázat6.A3" office:value-type="string">
            <text:p text:style-name="P19">Reg</text:p>
          </table:table-cell>
          <table:table-cell table:style-name="Táblázat6.A3" office:value-type="string">
            <text:p text:style-name="P19">Reg</text:p>
          </table:table-cell>
          <table:table-cell table:style-name="Táblázat6.A3" office:value-type="string">
            <text:p text:style-name="P19">Reg</text:p>
          </table:table-cell>
          <table:table-cell table:style-name="Táblázat6.A3" office:value-type="string">
            <text:p text:style-name="P22">Reg.</text:p>
          </table:table-cell>
          <table:table-cell table:style-name="Táblázat6.G3" office:value-type="string">
            <text:p text:style-name="P12">Reg</text:p>
          </table:table-cell>
        </table:table-row>
        <table:table-row>
          <table:table-cell table:style-name="Táblázat6.A3" office:value-type="string">
            <text:p text:style-name="P20"/>
          </table:table-cell>
          <table:table-cell table:style-name="Táblázat6.A3" office:value-type="string">
            <text:p text:style-name="P20"/>
          </table:table-cell>
          <table:table-cell table:style-name="Táblázat6.A3" office:value-type="string">
            <text:p text:style-name="P20"/>
          </table:table-cell>
          <table:table-cell table:style-name="Táblázat6.A3" office:value-type="string">
            <text:p text:style-name="P20"/>
          </table:table-cell>
          <table:table-cell table:style-name="Táblázat6.A3" office:value-type="string">
            <text:p text:style-name="P20"/>
          </table:table-cell>
          <table:table-cell table:style-name="Táblázat6.A3" office:value-type="string">
            <text:p text:style-name="P15"/>
          </table:table-cell>
          <table:table-cell table:style-name="Táblázat6.G3" office:value-type="string">
            <text:p text:style-name="P15"/>
          </table:table-cell>
        </table:table-row>
        <table:table-row>
          <table:table-cell table:style-name="Táblázat6.A3" office:value-type="string">
            <text:p text:style-name="P11">Esti</text:p>
          </table:table-cell>
          <table:table-cell table:style-name="Táblázat6.A3" office:value-type="string">
            <text:p text:style-name="P12">Esti</text:p>
          </table:table-cell>
          <table:table-cell table:style-name="Táblázat6.A3" office:value-type="string">
            <text:p text:style-name="P12">Esti</text:p>
          </table:table-cell>
          <table:table-cell table:style-name="Táblázat6.A3" office:value-type="string">
            <text:p text:style-name="P12">Esti</text:p>
          </table:table-cell>
          <table:table-cell table:style-name="Táblázat6.A3" office:value-type="string">
            <text:p text:style-name="P12">Esti</text:p>
          </table:table-cell>
          <table:table-cell table:style-name="Táblázat6.A3" office:value-type="string">
            <text:p text:style-name="P12">Esti</text:p>
          </table:table-cell>
          <table:table-cell table:style-name="Táblázat6.G3" office:value-type="string">
            <text:p text:style-name="P12">Esti</text:p>
          </table:table-cell>
        </table:table-row>
      </table:table>
      <text:p text:style-name="P37"><text:page-number text:select-page="current">11</text:page-number>.o</text:p>
      <text:p text:style-name="P26">2022. május 21., 21:00 <text:s text:c="11"/><text:span text:style-name="T1">Szombat</text:span><text:span text:style-name="T2"> <text:s text:c="9"/></text:span><text:span text:style-name="T1">Esti</text:span></text:p>
      <text:p text:style-name="P6"/>
      <text:p text:style-name="P8">Esti gyógyszer:</text:p>
      <text:p text:style-name="P3"><text:variable-set text:name="3esti" office:value-type="string">2 x 100mg Leponex</text:variable-set></text:p>
      <text:p text:style-name="P7"><text:variable-set text:name="3estii" office:value-type="string">2 x 0,5mg Rivotril</text:variable-set><text:tab/><text:tab/>május</text:p>
      <table:table table:name="Táblázat8" table:style-name="Táblázat8">
        <table:table-column table:style-name="Táblázat8.A" table:number-columns-repeated="6"/>
        <table:table-column table:style-name="Táblázat8.G"/>
        <table:table-row>
          <table:table-cell table:style-name="Táblázat8.A1" office:value-type="string">
            <text:p text:style-name="P13">H</text:p>
          </table:table-cell>
          <table:table-cell table:style-name="Táblázat8.A1" office:value-type="string">
            <text:p text:style-name="P13">K</text:p>
          </table:table-cell>
          <table:table-cell table:style-name="Táblázat8.A1" office:value-type="string">
            <text:p text:style-name="P13">Sze</text:p>
          </table:table-cell>
          <table:table-cell table:style-name="Táblázat8.A1" office:value-type="string">
            <text:p text:style-name="P13">Cs</text:p>
          </table:table-cell>
          <table:table-cell table:style-name="Táblázat8.A1" office:value-type="string">
            <text:p text:style-name="P13">P</text:p>
          </table:table-cell>
          <table:table-cell table:style-name="Táblázat8.A1" office:value-type="string">
            <text:p text:style-name="P13">Szo</text:p>
          </table:table-cell>
          <table:table-cell table:style-name="Táblázat8.G1" office:value-type="string">
            <text:p text:style-name="P13">V</text:p>
          </table:table-cell>
        </table:table-row>
        <table:table-row>
          <table:table-cell table:style-name="Táblázat8.A2" office:value-type="float" office:value="44683">
            <text:p text:style-name="P16">16.</text:p>
          </table:table-cell>
          <table:table-cell table:style-name="Táblázat8.A2" office:value-type="float" office:value="3">
            <text:p text:style-name="P16">17.</text:p>
          </table:table-cell>
          <table:table-cell table:style-name="Táblázat8.A2" office:value-type="float" office:value="4">
            <text:p text:style-name="P16">18.</text:p>
          </table:table-cell>
          <table:table-cell table:style-name="Táblázat8.A2" office:value-type="float" office:value="5">
            <text:p text:style-name="P16">19.</text:p>
          </table:table-cell>
          <table:table-cell table:style-name="Táblázat8.A2" office:value-type="float" office:value="6">
            <text:p text:style-name="P16">20.</text:p>
          </table:table-cell>
          <table:table-cell table:style-name="Táblázat8.A2" office:value-type="float" office:value="7">
            <text:p text:style-name="P16">21.</text:p>
          </table:table-cell>
          <table:table-cell table:style-name="Táblázat8.G2" office:value-type="float" office:value="8">
            <text:p text:style-name="P16">22.</text:p>
          </table:table-cell>
        </table:table-row>
        <table:table-row>
          <table:table-cell table:style-name="Táblázat8.A3" office:value-type="string">
            <text:p text:style-name="P19">Reg</text:p>
          </table:table-cell>
          <table:table-cell table:style-name="Táblázat8.A3" office:value-type="string">
            <text:p text:style-name="P19">Reg</text:p>
          </table:table-cell>
          <table:table-cell table:style-name="Táblázat8.A3" office:value-type="string">
            <text:p text:style-name="P19">Reg</text:p>
          </table:table-cell>
          <table:table-cell table:style-name="Táblázat8.A3" office:value-type="string">
            <text:p text:style-name="P19">Reg</text:p>
          </table:table-cell>
          <table:table-cell table:style-name="Táblázat8.A3" office:value-type="string">
            <text:p text:style-name="P19">Reg</text:p>
          </table:table-cell>
          <table:table-cell table:style-name="Táblázat8.A3" office:value-type="string">
            <text:p text:style-name="P12">Reg</text:p>
          </table:table-cell>
          <table:table-cell table:style-name="Táblázat8.G3" office:value-type="string">
            <text:p text:style-name="P12">Reg</text:p>
          </table:table-cell>
        </table:table-row>
        <table:table-row>
          <table:table-cell table:style-name="Táblázat8.A3" office:value-type="string">
            <text:p text:style-name="P20"/>
          </table:table-cell>
          <table:table-cell table:style-name="Táblázat8.A3" office:value-type="string">
            <text:p text:style-name="P20"/>
          </table:table-cell>
          <table:table-cell table:style-name="Táblázat8.A3" office:value-type="string">
            <text:p text:style-name="P20"/>
          </table:table-cell>
          <table:table-cell table:style-name="Táblázat8.A3" office:value-type="string">
            <text:p text:style-name="P20"/>
          </table:table-cell>
          <table:table-cell table:style-name="Táblázat8.A3" office:value-type="string">
            <text:p text:style-name="P20"/>
          </table:table-cell>
          <table:table-cell table:style-name="Táblázat8.A3" office:value-type="string">
            <text:p text:style-name="P15"/>
          </table:table-cell>
          <table:table-cell table:style-name="Táblázat8.G3" office:value-type="string">
            <text:p text:style-name="P15"/>
          </table:table-cell>
        </table:table-row>
        <table:table-row>
          <table:table-cell table:style-name="Táblázat8.A3" office:value-type="string">
            <text:p text:style-name="P11">Esti</text:p>
          </table:table-cell>
          <table:table-cell table:style-name="Táblázat8.A3" office:value-type="string">
            <text:p text:style-name="P12">Esti</text:p>
          </table:table-cell>
          <table:table-cell table:style-name="Táblázat8.A3" office:value-type="string">
            <text:p text:style-name="P12">Esti</text:p>
          </table:table-cell>
          <table:table-cell table:style-name="Táblázat8.A3" office:value-type="string">
            <text:p text:style-name="P12">Esti</text:p>
          </table:table-cell>
          <table:table-cell table:style-name="Táblázat8.A3" office:value-type="string">
            <text:p text:style-name="P12">Esti</text:p>
          </table:table-cell>
          <table:table-cell table:style-name="Táblázat8.A3" office:value-type="string">
            <text:p text:style-name="P22">Esti</text:p>
          </table:table-cell>
          <table:table-cell table:style-name="Táblázat8.G3" office:value-type="string">
            <text:p text:style-name="P12">Esti</text:p>
          </table:table-cell>
        </table:table-row>
      </table:table>
      <text:p text:style-name="P39"><text:page-number text:select-page="current">12</text:page-number>.o</text:p>
      <text:p text:style-name="P25">2022. május 22., 8:00 <text:s text:c="10"/><text:span text:style-name="T1">Vasárnap</text:span><text:span text:style-name="T2"> <text:s text:c="5"/></text:span><text:span text:style-name="T1">Reggeli</text:span><text:span text:style-name="T2"> </text:span></text:p>
      <text:p text:style-name="P5"/>
      <text:p text:style-name="P8">Reggeli gyógyszer:</text:p>
      <text:p text:style-name="P8">25mg Leponex</text:p>
      <text:p text:style-name="P7"><text:tab/><text:tab/>május</text:p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A"/>
        <table:table-column table:style-name="Táblázat9.F"/>
        <table:table-column table:style-name="Táblázat9.G"/>
        <table:table-row>
          <table:table-cell table:style-name="Táblázat9.A1" office:value-type="string">
            <text:p text:style-name="P13">H</text:p>
          </table:table-cell>
          <table:table-cell table:style-name="Táblázat9.A1" office:value-type="string">
            <text:p text:style-name="P13">K</text:p>
          </table:table-cell>
          <table:table-cell table:style-name="Táblázat9.A1" office:value-type="string">
            <text:p text:style-name="P13">Sze</text:p>
          </table:table-cell>
          <table:table-cell table:style-name="Táblázat9.A1" office:value-type="string">
            <text:p text:style-name="P13">Cs</text:p>
          </table:table-cell>
          <table:table-cell table:style-name="Táblázat9.A1" office:value-type="string">
            <text:p text:style-name="P13">P</text:p>
          </table:table-cell>
          <table:table-cell table:style-name="Táblázat9.A1" office:value-type="string">
            <text:p text:style-name="P13">Szo</text:p>
          </table:table-cell>
          <table:table-cell table:style-name="Táblázat9.G1" office:value-type="string">
            <text:p text:style-name="P13">V</text:p>
          </table:table-cell>
        </table:table-row>
        <table:table-row>
          <table:table-cell table:style-name="Táblázat9.A2" office:value-type="float" office:value="44683">
            <text:p text:style-name="P16">16.</text:p>
          </table:table-cell>
          <table:table-cell table:style-name="Táblázat9.A2" office:value-type="float" office:value="3">
            <text:p text:style-name="P16">17.</text:p>
          </table:table-cell>
          <table:table-cell table:style-name="Táblázat9.A2" office:value-type="float" office:value="4">
            <text:p text:style-name="P16">18.</text:p>
          </table:table-cell>
          <table:table-cell table:style-name="Táblázat9.A2" office:value-type="float" office:value="5">
            <text:p text:style-name="P16">19.</text:p>
          </table:table-cell>
          <table:table-cell table:style-name="Táblázat9.A2" office:value-type="float" office:value="6">
            <text:p text:style-name="P16">20.</text:p>
          </table:table-cell>
          <table:table-cell table:style-name="Táblázat9.A2" office:value-type="float" office:value="7">
            <text:p text:style-name="P16">21.</text:p>
          </table:table-cell>
          <table:table-cell table:style-name="Táblázat9.G2" office:value-type="float" office:value="8">
            <text:p text:style-name="P16">22.</text:p>
          </table:table-cell>
        </table:table-row>
        <table:table-row>
          <table:table-cell table:style-name="Táblázat9.A3" office:value-type="string">
            <text:p text:style-name="P19">Reg</text:p>
          </table:table-cell>
          <table:table-cell table:style-name="Táblázat9.A3" office:value-type="string">
            <text:p text:style-name="P19">Reg</text:p>
          </table:table-cell>
          <table:table-cell table:style-name="Táblázat9.A3" office:value-type="string">
            <text:p text:style-name="P19">Reg</text:p>
          </table:table-cell>
          <table:table-cell table:style-name="Táblázat9.A3" office:value-type="string">
            <text:p text:style-name="P19">Reg</text:p>
          </table:table-cell>
          <table:table-cell table:style-name="Táblázat9.A3" office:value-type="string">
            <text:p text:style-name="P19">Reg</text:p>
          </table:table-cell>
          <table:table-cell table:style-name="Táblázat9.A3" office:value-type="string">
            <text:p text:style-name="P12">Reg</text:p>
          </table:table-cell>
          <table:table-cell table:style-name="Táblázat9.G3" office:value-type="string">
            <text:p text:style-name="P22">Reg</text:p>
          </table:table-cell>
        </table:table-row>
        <table:table-row>
          <table:table-cell table:style-name="Táblázat9.A3" office:value-type="string">
            <text:p text:style-name="P20"/>
          </table:table-cell>
          <table:table-cell table:style-name="Táblázat9.A3" office:value-type="string">
            <text:p text:style-name="P20"/>
          </table:table-cell>
          <table:table-cell table:style-name="Táblázat9.A3" office:value-type="string">
            <text:p text:style-name="P20"/>
          </table:table-cell>
          <table:table-cell table:style-name="Táblázat9.A3" office:value-type="string">
            <text:p text:style-name="P20"/>
          </table:table-cell>
          <table:table-cell table:style-name="Táblázat9.A3" office:value-type="string">
            <text:p text:style-name="P20"/>
          </table:table-cell>
          <table:table-cell table:style-name="Táblázat9.A3" office:value-type="string">
            <text:p text:style-name="P15"/>
          </table:table-cell>
          <table:table-cell table:style-name="Táblázat9.G3" office:value-type="string">
            <text:p text:style-name="P15"/>
          </table:table-cell>
        </table:table-row>
        <table:table-row>
          <table:table-cell table:style-name="Táblázat9.A3" office:value-type="string">
            <text:p text:style-name="P11">Esti</text:p>
          </table:table-cell>
          <table:table-cell table:style-name="Táblázat9.A3" office:value-type="string">
            <text:p text:style-name="P12">Esti</text:p>
          </table:table-cell>
          <table:table-cell table:style-name="Táblázat9.A3" office:value-type="string">
            <text:p text:style-name="P12">Esti</text:p>
          </table:table-cell>
          <table:table-cell table:style-name="Táblázat9.A3" office:value-type="string">
            <text:p text:style-name="P12">Esti</text:p>
          </table:table-cell>
          <table:table-cell table:style-name="Táblázat9.A3" office:value-type="string">
            <text:p text:style-name="P12">Esti</text:p>
          </table:table-cell>
          <table:table-cell table:style-name="Táblázat9.A3" office:value-type="string">
            <text:p text:style-name="P12">Esti</text:p>
          </table:table-cell>
          <table:table-cell table:style-name="Táblázat9.G3" office:value-type="string">
            <text:p text:style-name="P12">Esti</text:p>
          </table:table-cell>
        </table:table-row>
      </table:table>
      <text:p text:style-name="P39"><text:page-number text:select-page="current">13</text:page-number>.o</text:p>
      <text:p text:style-name="P27">2022. május 22., 21:00<text:tab/><text:span text:style-name="T1">Vasárnap</text:span><text:span text:style-name="T2"><text:tab/></text:span><text:span text:style-name="T1">Esti</text:span></text:p>
      <text:p text:style-name="P6"/>
      <text:p text:style-name="P8">Esti gyógyszer:</text:p>
      <text:p text:style-name="P3"><text:variable-set text:name="3esti" office:value-type="string">2 x 100mg Leponex</text:variable-set></text:p>
      <text:p text:style-name="P7"><text:variable-set text:name="3estii" office:value-type="string">2 x 0,5mg Rivotril</text:variable-set><text:tab/><text:tab/>május</text:p>
      <table:table table:name="Táblázat11" table:style-name="Táblázat11">
        <table:table-column table:style-name="Táblázat11.A" table:number-columns-repeated="6"/>
        <table:table-column table:style-name="Táblázat11.G"/>
        <table:table-row>
          <table:table-cell table:style-name="Táblázat11.A1" office:value-type="string">
            <text:p text:style-name="P13">H</text:p>
          </table:table-cell>
          <table:table-cell table:style-name="Táblázat11.A1" office:value-type="string">
            <text:p text:style-name="P13">K</text:p>
          </table:table-cell>
          <table:table-cell table:style-name="Táblázat11.A1" office:value-type="string">
            <text:p text:style-name="P13">Sze</text:p>
          </table:table-cell>
          <table:table-cell table:style-name="Táblázat11.A1" office:value-type="string">
            <text:p text:style-name="P13">Cs</text:p>
          </table:table-cell>
          <table:table-cell table:style-name="Táblázat11.A1" office:value-type="string">
            <text:p text:style-name="P13">P</text:p>
          </table:table-cell>
          <table:table-cell table:style-name="Táblázat11.A1" office:value-type="string">
            <text:p text:style-name="P13">Szo</text:p>
          </table:table-cell>
          <table:table-cell table:style-name="Táblázat11.G1" office:value-type="string">
            <text:p text:style-name="P13">V</text:p>
          </table:table-cell>
        </table:table-row>
        <table:table-row>
          <table:table-cell table:style-name="Táblázat11.A2" office:value-type="float" office:value="44683">
            <text:p text:style-name="P16">16.</text:p>
          </table:table-cell>
          <table:table-cell table:style-name="Táblázat11.A2" office:value-type="float" office:value="3">
            <text:p text:style-name="P16">17.</text:p>
          </table:table-cell>
          <table:table-cell table:style-name="Táblázat11.A2" office:value-type="float" office:value="4">
            <text:p text:style-name="P16">18.</text:p>
          </table:table-cell>
          <table:table-cell table:style-name="Táblázat11.A2" office:value-type="float" office:value="5">
            <text:p text:style-name="P16">19.</text:p>
          </table:table-cell>
          <table:table-cell table:style-name="Táblázat11.A2" office:value-type="float" office:value="6">
            <text:p text:style-name="P16">20.</text:p>
          </table:table-cell>
          <table:table-cell table:style-name="Táblázat11.A2" office:value-type="float" office:value="7">
            <text:p text:style-name="P16">21.</text:p>
          </table:table-cell>
          <table:table-cell table:style-name="Táblázat11.G2" office:value-type="float" office:value="8">
            <text:p text:style-name="P16">22.</text:p>
          </table:table-cell>
        </table:table-row>
        <table:table-row>
          <table:table-cell table:style-name="Táblázat11.A3" office:value-type="string">
            <text:p text:style-name="P19">Reg</text:p>
          </table:table-cell>
          <table:table-cell table:style-name="Táblázat11.A3" office:value-type="string">
            <text:p text:style-name="P19">Reg</text:p>
          </table:table-cell>
          <table:table-cell table:style-name="Táblázat11.A3" office:value-type="string">
            <text:p text:style-name="P19">Reg</text:p>
          </table:table-cell>
          <table:table-cell table:style-name="Táblázat11.A3" office:value-type="string">
            <text:p text:style-name="P19">Reg</text:p>
          </table:table-cell>
          <table:table-cell table:style-name="Táblázat11.A3" office:value-type="string">
            <text:p text:style-name="P19">Reg</text:p>
          </table:table-cell>
          <table:table-cell table:style-name="Táblázat11.A3" office:value-type="string">
            <text:p text:style-name="P12">Reg</text:p>
          </table:table-cell>
          <table:table-cell table:style-name="Táblázat11.G3" office:value-type="string">
            <text:p text:style-name="P12">Reg</text:p>
          </table:table-cell>
        </table:table-row>
        <table:table-row>
          <table:table-cell table:style-name="Táblázat11.A3" office:value-type="string">
            <text:p text:style-name="P20"/>
          </table:table-cell>
          <table:table-cell table:style-name="Táblázat11.A3" office:value-type="string">
            <text:p text:style-name="P20"/>
          </table:table-cell>
          <table:table-cell table:style-name="Táblázat11.A3" office:value-type="string">
            <text:p text:style-name="P20"/>
          </table:table-cell>
          <table:table-cell table:style-name="Táblázat11.A3" office:value-type="string">
            <text:p text:style-name="P20"/>
          </table:table-cell>
          <table:table-cell table:style-name="Táblázat11.A3" office:value-type="string">
            <text:p text:style-name="P20"/>
          </table:table-cell>
          <table:table-cell table:style-name="Táblázat11.A3" office:value-type="string">
            <text:p text:style-name="P15"/>
          </table:table-cell>
          <table:table-cell table:style-name="Táblázat11.G3" office:value-type="string">
            <text:p text:style-name="P15"/>
          </table:table-cell>
        </table:table-row>
        <table:table-row>
          <table:table-cell table:style-name="Táblázat11.A3" office:value-type="string">
            <text:p text:style-name="P11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G3" office:value-type="string">
            <text:p text:style-name="P22">Esti</text:p>
          </table:table-cell>
        </table:table-row>
      </table:table>
      <text:p text:style-name="P37"><text:page-number text:select-page="current">14</text:page-number>.o</text:p>
      <text:section text:style-name="Sect1" text:name="Szakasz1">
        <text:p text:style-name="P8"><text:soft-page-break/>Reggeli gyógyszer:</text:p>
        <text:p text:style-name="P8">25mg Leponex<text:line-break/><text:line-break/>Déli gyógyszer:<text:span text:style-name="T4"><text:line-break/>nem kell</text:span></text:p>
        <text:p text:style-name="P9"/>
        <text:p text:style-name="P8">Esti gyógyszer:</text:p>
        <text:p text:style-name="P3"><text:variable-set text:name="3esti" office:value-type="string">2 x 100mg Leponex</text:variable-set></text:p>
        <text:p text:style-name="P10"><text:variable-set text:name="3estii" office:value-type="string">2 x 0,5mg Rivotril</text:variable-set></text:p>
        <text:p text:style-name="P10"/>
        <text:p text:style-name="P9">Nyomtatva: 2,4,6,8,10,11-15 o.</text:p>
        <text:p text:style-name="P9">május</text:p>
        <table:table table:name="Táblázat23" table:style-name="Táblázat23">
          <table:table-column table:style-name="Táblázat23.A" table:number-columns-repeated="6"/>
          <table:table-column table:style-name="Táblázat23.G"/>
          <table:table-row>
            <table:table-cell table:style-name="Táblázat23.A1" office:value-type="string">
              <text:p text:style-name="P13">H</text:p>
            </table:table-cell>
            <table:table-cell table:style-name="Táblázat23.A1" office:value-type="string">
              <text:p text:style-name="P13">K</text:p>
            </table:table-cell>
            <table:table-cell table:style-name="Táblázat23.A1" office:value-type="string">
              <text:p text:style-name="P13">Sze</text:p>
            </table:table-cell>
            <table:table-cell table:style-name="Táblázat23.A1" office:value-type="string">
              <text:p text:style-name="P13">Cs</text:p>
            </table:table-cell>
            <table:table-cell table:style-name="Táblázat23.A1" office:value-type="string">
              <text:p text:style-name="P13">P</text:p>
            </table:table-cell>
            <table:table-cell table:style-name="Táblázat23.A1" office:value-type="string">
              <text:p text:style-name="P13">Szo</text:p>
            </table:table-cell>
            <table:table-cell table:style-name="Táblázat23.G1" office:value-type="string">
              <text:p text:style-name="P13">V</text:p>
            </table:table-cell>
          </table:table-row>
          <table:table-row>
            <table:table-cell table:style-name="Táblázat23.A2" office:value-type="float" office:value="44683">
              <text:p text:style-name="P16">16.</text:p>
            </table:table-cell>
            <table:table-cell table:style-name="Táblázat23.A2" office:value-type="float" office:value="3">
              <text:p text:style-name="P16">17.</text:p>
            </table:table-cell>
            <table:table-cell table:style-name="Táblázat23.A2" office:value-type="float" office:value="4">
              <text:p text:style-name="P16">18.</text:p>
            </table:table-cell>
            <table:table-cell table:style-name="Táblázat23.A2" office:value-type="float" office:value="5">
              <text:p text:style-name="P16">19.</text:p>
            </table:table-cell>
            <table:table-cell table:style-name="Táblázat23.A2" office:value-type="float" office:value="6">
              <text:p text:style-name="P16">20.</text:p>
            </table:table-cell>
            <table:table-cell table:style-name="Táblázat23.A2" office:value-type="float" office:value="7">
              <text:p text:style-name="P16">21.</text:p>
            </table:table-cell>
            <table:table-cell table:style-name="Táblázat23.G2" office:value-type="float" office:value="8">
              <text:p text:style-name="P16">22.</text:p>
            </table:table-cell>
          </table:table-row>
          <table:table-row>
            <table:table-cell table:style-name="Táblázat23.A3" office:value-type="string">
              <text:p text:style-name="P19">Reg</text:p>
            </table:table-cell>
            <table:table-cell table:style-name="Táblázat23.A3" office:value-type="string">
              <text:p text:style-name="P19">Reg</text:p>
            </table:table-cell>
            <table:table-cell table:style-name="Táblázat23.A3" office:value-type="string">
              <text:p text:style-name="P19">Reg</text:p>
            </table:table-cell>
            <table:table-cell table:style-name="Táblázat23.A3" office:value-type="string">
              <text:p text:style-name="P19">Reg</text:p>
            </table:table-cell>
            <table:table-cell table:style-name="Táblázat23.A3" office:value-type="string">
              <text:p text:style-name="P19">Reg</text:p>
            </table:table-cell>
            <table:table-cell table:style-name="Táblázat23.F3" office:value-type="string">
              <text:p text:style-name="P12">Reg</text:p>
            </table:table-cell>
            <table:table-cell table:style-name="Táblázat23.G3" office:value-type="string">
              <text:p text:style-name="P12">Reg</text:p>
            </table:table-cell>
          </table:table-row>
          <table:table-row>
            <table:table-cell table:style-name="Táblázat23.F3" office:value-type="string">
              <text:p text:style-name="P20"/>
            </table:table-cell>
            <table:table-cell table:style-name="Táblázat23.B4" office:value-type="string">
              <text:p text:style-name="P20"/>
            </table:table-cell>
            <table:table-cell table:style-name="Táblázat23.B4" office:value-type="string">
              <text:p text:style-name="P20"/>
            </table:table-cell>
            <table:table-cell table:style-name="Táblázat23.B4" office:value-type="string">
              <text:p text:style-name="P20"/>
            </table:table-cell>
            <table:table-cell table:style-name="Táblázat23.B4" office:value-type="string">
              <text:p text:style-name="P20"/>
            </table:table-cell>
            <table:table-cell table:style-name="Táblázat23.F3" office:value-type="string">
              <text:p text:style-name="P15"/>
            </table:table-cell>
            <table:table-cell table:style-name="Táblázat23.G3" office:value-type="string">
              <text:p text:style-name="P15"/>
            </table:table-cell>
          </table:table-row>
          <table:table-row>
            <table:table-cell table:style-name="Táblázat23.F3" office:value-type="string">
              <text:p text:style-name="P11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G3" office:value-type="string">
              <text:p text:style-name="P12">Esti</text:p>
            </table:table-cell>
          </table:table-row>
        </table:table>
        <text:p text:style-name="P8"/>
        <text:p text:style-name="P8"><text:span text:style-name="T5">Szürke mező</text:span>: Nappali kórházi terápia idejére van beütemezve.</text:p>
      </text:section>
      <text:p text:style-name="P38"/>
      <text:p text:style-name="P37"><text:page-number text:select-page="current">15</text:page-number>.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3cm" fo:margin-bottom="3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jnalka Bőr</meta:initial-creator>
    <meta:creation-date>2022-04-01T09:15:09.65</meta:creation-date>
    <dc:date>2022-05-16T17:20:20.82</dc:date>
    <meta:editing-duration>PT3H17M4S</meta:editing-duration>
    <meta:editing-cycles>21</meta:editing-cycles>
    <meta:generator>OpenOffice/4.1.6$Win32 OpenOffice.org_project/416m1$Build-9790</meta:generator>
    <meta:printed-by>Hajnalka Bőr</meta:printed-by>
    <meta:print-date>2022-04-15T16:41:36.31</meta:print-date>
    <meta:document-statistic meta:table-count="15" meta:image-count="0" meta:object-count="0" meta:page-count="15" meta:paragraph-count="500" meta:word-count="661" meta:character-count="2765"/>
  </office:meta>
</office:document-meta>
</file>